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41.38mm"/>
    </style:style>
    <style:style style:name="co22" style:family="table-column">
      <style:table-column-properties fo:break-before="auto" style:column-width="39.21mm"/>
    </style:style>
    <style:style style:name="co23" style:family="table-column">
      <style:table-column-properties fo:break-before="auto" style:column-width="64.81mm"/>
    </style:style>
    <style:style style:name="co24" style:family="table-column">
      <style:table-column-properties fo:break-before="auto" style:column-width="101.56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24.24mm"/>
    </style:style>
    <style:style style:name="co11" style:family="table-column">
      <style:table-column-properties fo:break-before="auto" style:column-width="39.76mm"/>
    </style:style>
    <style:style style:name="co12" style:family="table-column">
      <style:table-column-properties fo:break-before="auto" style:column-width="37.57mm"/>
    </style:style>
    <style:style style:name="co13" style:family="table-column">
      <style:table-column-properties fo:break-before="auto" style:column-width="18.5mm"/>
    </style:style>
    <style:style style:name="co14" style:family="table-column">
      <style:table-column-properties fo:break-before="auto" style:column-width="21.24mm"/>
    </style:style>
    <style:style style:name="co15" style:family="table-column">
      <style:table-column-properties fo:break-before="auto" style:column-width="28.86mm"/>
    </style:style>
    <style:style style:name="co16" style:family="table-column">
      <style:table-column-properties fo:break-before="auto" style:column-width="24.8mm"/>
    </style:style>
    <style:style style:name="co17" style:family="table-column">
      <style:table-column-properties fo:break-before="auto" style:column-width="31.15mm"/>
    </style:style>
    <style:style style:name="co18" style:family="table-column">
      <style:table-column-properties fo:break-before="auto" style:column-width="16.63mm"/>
    </style:style>
    <style:style style:name="co19" style:family="table-column">
      <style:table-column-properties fo:break-before="auto" style:column-width="24.2mm"/>
    </style:style>
    <style:style style:name="co25" style:family="table-column">
      <style:table-column-properties fo:break-before="auto" style:column-width="20.14mm"/>
    </style:style>
    <style:style style:name="co26" style:family="table-column">
      <style:table-column-properties fo:break-before="auto" style:column-width="46.83mm"/>
    </style:style>
    <style:style style:name="co27" style:family="table-column">
      <style:table-column-properties fo:break-before="auto" style:column-width="17.69mm"/>
    </style:style>
    <style:style style:name="co28" style:family="table-column">
      <style:table-column-properties fo:break-before="auto" style:column-width="68.9mm"/>
    </style:style>
    <style:style style:name="co29" style:family="table-column">
      <style:table-column-properties fo:break-before="auto" style:column-width="69.59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64mm" fo:break-before="auto" style:use-optimal-row-height="true"/>
    </style:style>
    <style:style style:name="ro8" style:family="table-row">
      <style:table-row-properties style:row-height="20.36mm" fo:break-before="auto" style:use-optimal-row-height="false"/>
    </style:style>
    <style:style style:name="ro9" style:family="table-row">
      <style:table-row-properties style:row-height="38.61mm" fo:break-before="auto" style:use-optimal-row-height="false"/>
    </style:style>
    <style:style style:name="ro6" style:family="table-row">
      <style:table-row-properties style:row-height="19.03mm" fo:break-before="auto" style:use-optimal-row-height="false"/>
    </style:style>
    <style:style style:name="ro7" style:family="table-row">
      <style:table-row-properties style:row-height="7.92mm" fo:break-before="auto" style:use-optimal-row-height="true"/>
    </style:style>
    <style:style style:name="ro10" style:family="table-row">
      <style:table-row-properties style:row-height="18.22mm" fo:break-before="auto" style:use-optimal-row-height="true"/>
    </style:style>
    <style:style style:name="ro11" style:family="table-row">
      <style:table-row-properties style:row-height="11.17mm" fo:break-before="auto" style:use-optimal-row-height="true"/>
    </style:style>
    <style:style style:name="ro12" style:family="table-row">
      <style:table-row-properties style:row-height="11.45m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6" style:family="table-cell" style:parent-style-name="Default">
      <style:table-cell-properties fo:background-color="#008000" style:text-align-source="fix" style:repeat-content="false"/>
      <style:paragraph-properties fo:text-align="start" fo:margin-left="0mm"/>
    </style:style>
    <style:style style:name="ce42" style:family="table-cell" style:parent-style-name="Default" style:data-style-name="N114">
      <style:table-cell-properties fo:background-color="#008000"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80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77" style:family="table-cell" style:parent-style-name="Default" style:data-style-name="N41">
      <style:table-cell-properties fo:background-color="#008000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6" style:family="table-cell" style:parent-style-name="Default" style:data-style-name="N111">
      <style:table-cell-properties fo:background-color="#008000"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5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0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style:font-name="Liberation Sans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5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6" style:family="table-cell" style:parent-style-name="Default" style:data-style-name="N37">
      <style:table-cell-properties fo:background-color="#008000" style:text-align-source="fix" style:repeat-content="false"/>
      <style:paragraph-properties fo:text-align="center" fo:margin-left="0mm"/>
      <style:text-properties style:font-name="Liberation Sans"/>
    </style:style>
    <style:style style:name="ce5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28" style:family="table-cell" style:parent-style-name="Default" style:data-style-name="N61">
      <style:table-cell-properties fo:background-color="#008000" style:text-align-source="fix" style:repeat-content="fals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9" style:family="table-cell" style:parent-style-name="Default" style:data-style-name="N61">
      <style:table-cell-properties fo:background-color="#008000" style:text-align-source="fix" style:repeat-content="false"/>
      <style:paragraph-properties fo:text-align="center" fo:margin-left="0mm"/>
      <style:text-properties style:font-name="Liberation Sans"/>
    </style:style>
    <style:style style:name="ce52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62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4" style:family="table-cell" style:parent-style-name="Default" style:data-style-name="N113">
      <style:table-cell-properties fo:background-color="#008000" style:text-align-source="fix" style:repeat-content="fals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35" style:family="table-cell" style:parent-style-name="Default">
      <style:table-cell-properties fo:background-color="#008000"/>
    </style:style>
    <style:style style:name="ce69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008000" style:text-align-source="fix" style:repeat-content="false"/>
      <style:paragraph-properties fo:text-align="start" fo:margin-left="0mm"/>
    </style:style>
    <style:style style:name="ce37" style:family="table-cell" style:parent-style-name="Default" style:data-style-name="N113">
      <style:table-cell-properties fo:background-color="#008000" style:text-align-source="fix" style:repeat-content="false"/>
      <style:paragraph-properties fo:text-align="center" fo:margin-left="0mm"/>
      <style:text-properties style:font-name="Liberation Sans"/>
    </style:style>
    <style:style style:name="ce60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79" style:family="table-cell" style:parent-style-name="Default" style:data-style-name="N114">
      <style:table-cell-properties style:text-align-source="fix" style:repeat-content="false"/>
      <style:paragraph-properties fo:text-align="start" fo:margin-left="0mm"/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14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4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41" style:family="table-cell" style:parent-style-name="Default" style:data-style-name="N114">
      <style:table-cell-properties fo:background-color="#008000" style:text-align-source="fix" style:repeat-content="false"/>
      <style:paragraph-properties fo:text-align="start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114">
      <style:table-cell-properties fo:background-color="#008000"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66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114">
      <style:table-cell-properties fo:background-color="#008000"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114">
      <style:table-cell-properties style:text-align-source="fix" style:repeat-content="false"/>
      <style:paragraph-properties fo:text-align="start" fo:margin-left="0mm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75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78" style:family="table-cell" style:parent-style-name="Default" style:data-style-name="N114">
      <style:table-cell-properties fo:background-color="#008000" style:text-align-source="fix" style:repeat-content="false"/>
      <style:paragraph-properties fo:text-align="start" fo:margin-left="0mm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44" style:family="table-cell" style:parent-style-name="Default" style:data-style-name="N113">
      <style:table-cell-properties fo:background-color="#008000" style:text-align-source="fix" style:repeat-content="false"/>
      <style:paragraph-properties fo:text-align="start" fo:margin-left="0mm"/>
      <style:text-properties style:font-name="Liberation Sans"/>
    </style:style>
    <style:style style:name="ce27" style:family="table-cell" style:parent-style-name="Default">
      <style:table-cell-properties fo:background-color="#008000" style:text-align-source="fix" style:repeat-content="false"/>
      <style:paragraph-properties fo:text-align="start" fo:margin-left="0mm"/>
      <style:text-properties style:font-name="Liberation Sans"/>
    </style:style>
    <style:style style:name="ce80" style:family="table-cell" style:parent-style-name="Default">
      <style:table-cell-properties fo:background-color="#008000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text-underline-style="none" fo:font-weight="normal" style:font-weight-asian="normal" style:font-weight-complex="normal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mm"/>
      <style:text-properties style:font-name="Liberation Sans"/>
    </style:style>
    <style:style style:name="ce87" style:family="table-cell" style:parent-style-name="Default">
      <style:table-cell-properties fo:background-color="#008000" style:text-align-source="fix" style:repeat-content="false" fo:wrap-option="wrap"/>
      <style:paragraph-properties fo:text-align="start" fo:margin-left="0mm"/>
      <style:text-properties style:font-name="Liberation Sans"/>
    </style:style>
    <style:style style:name="ce10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font-name="Liberation Sans"/>
    </style:style>
    <style:style style:name="ce8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font-name="Liberation Sans"/>
    </style:style>
    <style:style style:name="ce88" style:family="table-cell" style:parent-style-name="Default">
      <style:table-cell-properties fo:wrap-option="wrap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0080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14" style:family="table-cell" style:parent-style-name="Default" style:data-style-name="N41">
      <style:table-cell-properties fo:background-color="#008000" style:text-align-source="fix" style:repeat-content="false"/>
      <style:paragraph-properties fo:text-align="start" fo:margin-left="0mm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color="#000000" style:font-name="DejaVu Sans" fo:font-size="10pt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6" table:default-cell-style-name="ce1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2"/>
        <table:table-column table:style-name="co11" table:default-cell-style-name="ce40"/>
        <table:table-column table:style-name="co12" table:default-cell-style-name="ce40"/>
        <table:table-column table:style-name="co10" table:default-cell-style-name="ce12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84"/>
        <table:table-column table:style-name="co29" table:default-cell-style-name="ce84"/>
        <table:table-column table:style-name="co20" table:number-columns-repeated="1001" table:default-cell-style-name="ce1"/>
        <table:table-column table:style-name="co20" table:number-columns-repeated="3" table:default-cell-style-name="Default"/>
        <table:table-row table:style-name="ro1">
          <table:table-cell table:style-name="ce11" table:number-columns-repeated="4"/>
          <table:table-cell table:style-name="ce62" office:value-type="string" calcext:value-type="string">
            <text:p>Pugh</text:p>
          </table:table-cell>
          <table:table-cell table:style-name="ce79" office:value-type="string" calcext:value-type="string" table:number-columns-spanned="6" table:number-rows-spanned="1">
            <text:p>Mehta</text:p>
          </table:table-cell>
          <table:covered-table-cell table:style-name="ce79"/>
          <table:covered-table-cell table:style-name="ce62"/>
          <table:covered-table-cell table:number-columns-repeated="3" table:style-name="ce11"/>
          <table:table-cell table:style-name="ce11" table:number-columns-repeated="6"/>
          <table:table-cell table:number-columns-repeated="1007"/>
        </table:table-row>
        <table:table-row table:style-name="ro6">
          <table:table-cell table:style-name="ce11" office:value-type="string" calcext:value-type="string">
            <text:p>Flare</text:p>
            <text:p> Number</text:p>
          </table:table-cell>
          <table:table-cell table:style-name="ce11" office:value-type="string" calcext:value-type="string">
            <text:p>GOES </text:p>
            <text:p>Class</text:p>
          </table:table-cell>
          <table:table-cell table:style-name="ce11" office:value-type="string" calcext:value-type="string">
            <text:p>Instrument</text:p>
          </table:table-cell>
          <table:table-cell table:style-name="ce11" office:value-type="string" calcext:value-type="string">
            <text:p>Flare Amp</text:p>
          </table:table-cell>
          <table:table-cell table:style-name="ce62" office:value-type="string" calcext:value-type="string">
            <text:p>Period</text:p>
            <text:p>(seconds)</text:p>
          </table:table-cell>
          <table:table-cell table:style-name="ce79" office:value-type="string" calcext:value-type="string">
            <text:p>Start Time</text:p>
          </table:table-cell>
          <table:table-cell table:style-name="ce79" office:value-type="string" calcext:value-type="string">
            <text:p>End Time</text:p>
          </table:table-cell>
          <table:table-cell table:style-name="ce62" office:value-type="string" calcext:value-type="string">
            <text:p>Duration</text:p>
            <text:p>(seconds)</text:p>
          </table:table-cell>
          <table:table-cell table:style-name="ce11" office:value-type="string" calcext:value-type="string">
            <text:p>FFT </text:p>
            <text:p>Period</text:p>
            <text:p>(seconds)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EMD </text:p>
            <text:p>Period(s)</text:p>
            <text:p>(seconds)</text:p>
          </table:table-cell>
          <table:table-cell table:style-name="ce45" office:value-type="string" calcext:value-type="string">
            <text:p>+ </text:p>
            <text:p>Error</text:p>
          </table:table-cell>
          <table:table-cell table:style-name="ce45" office:value-type="string" calcext:value-type="string">
            <text:p>- </text:p>
            <text:p>Error</text:p>
          </table:table-cell>
          <table:table-cell table:style-name="ce15" office:value-type="string" calcext:value-type="string">
            <text:p>Signif</text:p>
            <text:p>(%)</text:p>
          </table:table-cell>
          <table:table-cell table:style-name="ce11" office:value-type="string" calcext:value-type="string">
            <text:p>Modulation </text:p>
            <text:p>Depth (%)</text:p>
          </table:table-cell>
          <table:table-cell table:style-name="ce11" office:value-type="string" calcext:value-type="string">
            <text:p>Quality </text:p>
            <text:p>Factor</text:p>
          </table:table-cell>
          <table:table-cell table:style-name="ce11" office:value-type="string" calcext:value-type="string">
            <text:p>QPP Shape </text:p>
            <text:p><text:span text:style-name="T5">S-Steady, </text:span></text:p>
            <text:p><text:span text:style-name="T5">WT-Wavetrain,</text:span></text:p>
            <text:p><text:span text:style-name="T5"> G/D- Growing, Decaying</text:span></text:p>
          </table:table-cell>
          <table:table-cell table:style-name="ce11" office:value-type="string" calcext:value-type="string">
            <text:p>Period</text:p>
            <text:p>Drift</text:p>
          </table:table-cell>
          <table:table-cell table:style-name="ce85" office:value-type="string" calcext:value-type="string">
            <text:p>Further Notes</text:p>
          </table:table-cell>
          <table:table-cell office:value-type="string" calcext:value-type="string">
            <text:p>*com=combined, </text:p>
            <text:p>e.g. combination of all sig. Modes</text:p>
          </table:table-cell>
          <table:table-cell table:number-columns-repeated="1004"/>
        </table:table-row>
        <table:table-row table:style-name="ro1">
          <table:table-cell table:style-name="ce13" office:value-type="float" office:value="1" calcext:value-type="float">
            <text:p>001</text:p>
          </table:table-cell>
          <table:table-cell office:value-type="string" calcext:value-type="string">
            <text:p>C3.3</text:p>
          </table:table-cell>
          <table:table-cell table:number-columns-repeated="3"/>
          <table:table-cell table:style-name="ce39" office:value-type="date" office:date-value="2014-09-19T18:03:00" calcext:value-type="date">
            <text:p>18:03:00 19-Sep-14</text:p>
          </table:table-cell>
          <table:table-cell office:value-type="date" office:date-value="2014-09-19T19:52:00" calcext:value-type="date">
            <text:p>19:52:00 19-Sep-14</text:p>
          </table:table-cell>
          <table:table-cell table:number-columns-repeated="1017"/>
        </table:table-row>
        <table:table-row table:style-name="ro1">
          <table:table-cell table:style-name="ce13" office:value-type="float" office:value="2" calcext:value-type="float">
            <text:p>002</text:p>
          </table:table-cell>
          <table:table-cell office:value-type="string" calcext:value-type="string">
            <text:p>C1.1</text:p>
          </table:table-cell>
          <table:table-cell table:number-columns-repeated="3"/>
          <table:table-cell table:style-name="ce39" office:value-type="date" office:date-value="2014-09-20T12:44:00" calcext:value-type="date">
            <text:p>12:44:00 20-Sep-14</text:p>
          </table:table-cell>
          <table:table-cell office:value-type="date" office:date-value="2014-09-20T13:50:00" calcext:value-type="date">
            <text:p>13:50:00 20-Sep-14</text:p>
          </table:table-cell>
          <table:table-cell table:number-columns-repeated="1017"/>
        </table:table-row>
        <table:table-row table:style-name="ro1">
          <table:table-cell table:style-name="ce13" office:value-type="float" office:value="3" calcext:value-type="float">
            <text:p>003</text:p>
          </table:table-cell>
          <table:table-cell office:value-type="string" calcext:value-type="string">
            <text:p>C1.1</text:p>
          </table:table-cell>
          <table:table-cell table:number-columns-repeated="3"/>
          <table:table-cell office:value-type="date" office:date-value="2014-09-20T17:10:00" calcext:value-type="date">
            <text:p>17:10:00 20-Sep-14</text:p>
          </table:table-cell>
          <table:table-cell office:value-type="date" office:date-value="2014-09-20T17:38:00" calcext:value-type="date">
            <text:p>17:38:00 20-Sep-14</text:p>
          </table:table-cell>
          <table:table-cell table:number-columns-repeated="1017"/>
        </table:table-row>
        <table:table-row table:style-name="ro1">
          <table:table-cell table:style-name="ce13" office:value-type="float" office:value="4" calcext:value-type="float">
            <text:p>004</text:p>
          </table:table-cell>
          <table:table-cell office:value-type="string" calcext:value-type="string">
            <text:p>C1.2</text:p>
          </table:table-cell>
          <table:table-cell table:number-columns-repeated="3"/>
          <table:table-cell table:style-name="ce39" office:value-type="date" office:date-value="2014-09-21T01:46:00" calcext:value-type="date">
            <text:p>01:46:00 21-Sep-14</text:p>
          </table:table-cell>
          <table:table-cell office:value-type="date" office:date-value="2014-09-21T02:14:00" calcext:value-type="date">
            <text:p>02:14:00 21-Sep-14</text:p>
          </table:table-cell>
          <table:table-cell table:number-columns-repeated="1017"/>
        </table:table-row>
        <table:table-row table:style-name="ro1">
          <table:table-cell table:style-name="ce13" office:value-type="float" office:value="5" calcext:value-type="float">
            <text:p>005</text:p>
          </table:table-cell>
          <table:table-cell office:value-type="string" calcext:value-type="string">
            <text:p>C2.0</text:p>
          </table:table-cell>
          <table:table-cell table:number-columns-repeated="3"/>
          <table:table-cell table:style-name="ce39" office:value-type="date" office:date-value="2014-09-21T07:01:00" calcext:value-type="date">
            <text:p>07:01:00 21-Sep-14</text:p>
          </table:table-cell>
          <table:table-cell table:style-name="ce39" office:value-type="date" office:date-value="0014-09-19T07:42:59.99999" calcext:value-type="date">
            <text:p>07:43:00 21-Sep-14</text:p>
          </table:table-cell>
          <table:table-cell table:number-columns-repeated="1017"/>
        </table:table-row>
        <table:table-row table:style-name="ro1">
          <table:table-cell table:style-name="ce13" office:value-type="float" office:value="6" calcext:value-type="float">
            <text:p>006</text:p>
          </table:table-cell>
          <table:table-cell office:value-type="string" calcext:value-type="string">
            <text:p>C1.6</text:p>
          </table:table-cell>
          <table:table-cell table:number-columns-repeated="3"/>
          <table:table-cell table:style-name="ce39" office:value-type="date" office:date-value="2014-09-22T19:28:00" calcext:value-type="date">
            <text:p>19:28:00 22-Sep-14</text:p>
          </table:table-cell>
          <table:table-cell table:style-name="ce43" office:value-type="date" office:date-value="2014-09-22T20:30:00" calcext:value-type="date">
            <text:p>20:30:00 22-Sep-14</text:p>
          </table:table-cell>
          <table:table-cell table:number-columns-repeated="1017"/>
        </table:table-row>
        <table:table-row table:style-name="ro1">
          <table:table-cell table:style-name="ce13" office:value-type="float" office:value="7" calcext:value-type="float">
            <text:p>007</text:p>
          </table:table-cell>
          <table:table-cell office:value-type="string" calcext:value-type="string">
            <text:p>C1.1</text:p>
          </table:table-cell>
          <table:table-cell table:number-columns-repeated="3"/>
          <table:table-cell office:value-type="date" office:date-value="2014-09-23T15:29:00" calcext:value-type="date">
            <text:p>15:29:00 23-Sep-14</text:p>
          </table:table-cell>
          <table:table-cell office:value-type="date" office:date-value="2014-09-23T15:44:00" calcext:value-type="date">
            <text:p>15:44:00 23-Sep-14</text:p>
          </table:table-cell>
          <table:table-cell table:number-columns-repeated="1017"/>
        </table:table-row>
        <table:table-row table:style-name="ro1">
          <table:table-cell table:style-name="ce16" office:value-type="float" office:value="8" calcext:value-type="float">
            <text:p>008</text:p>
          </table:table-cell>
          <table:table-cell table:style-name="ce20" office:value-type="string" calcext:value-type="string">
            <text:p>M2.3</text:p>
          </table:table-cell>
          <table:table-cell table:style-name="ce25" office:value-type="string" calcext:value-type="string">
            <text:p>G0.5-4 </text:p>
          </table:table-cell>
          <table:table-cell table:style-name="ce28" office:value-type="float" office:value="0.00000514" calcext:value-type="float">
            <text:p>5.14E-06</text:p>
          </table:table-cell>
          <table:table-cell table:style-name="ce34" office:value-type="float" office:value="41.2" calcext:value-type="float">
            <text:p>41.2</text:p>
          </table:table-cell>
          <table:table-cell table:style-name="ce41" office:value-type="date" office:date-value="2014-09-23T23:08:00.000002" calcext:value-type="date">
            <text:p>23:08:00 23-Sep-14</text:p>
          </table:table-cell>
          <table:table-cell table:style-name="ce41" office:value-type="date" office:date-value="2014-09-23T23:13:45" calcext:value-type="date">
            <text:p>23:13:45 23-Sep-14</text:p>
          </table:table-cell>
          <table:table-cell table:style-name="ce34" office:value-type="float" office:value="343.9" calcext:value-type="float">
            <text:p>343.9</text:p>
          </table:table-cell>
          <table:table-cell table:style-name="ce25" office:value-type="string" calcext:value-type="string">
            <text:p>N/A</text:p>
          </table:table-cell>
          <table:table-cell table:style-name="ce25" office:value-type="float" office:value="1.88" calcext:value-type="float">
            <text:p>1.88</text:p>
          </table:table-cell>
          <table:table-cell table:style-name="ce25" office:value-type="float" office:value="42.89" calcext:value-type="float">
            <text:p>42.89</text:p>
          </table:table-cell>
          <table:table-cell table:style-name="ce25" office:value-type="float" office:value="7.78" calcext:value-type="float">
            <text:p>7.78</text:p>
          </table:table-cell>
          <table:table-cell table:style-name="ce25" office:value-type="float" office:value="6.31" calcext:value-type="float">
            <text:p>6.31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23.9" calcext:value-type="float">
            <text:p>23.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S</text:p>
          </table:table-cell>
          <table:table-cell table:style-name="ce25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35"/>
          <table:table-cell table:number-columns-repeated="2"/>
        </table:table-row>
        <table:table-row table:style-name="ro1">
          <table:table-cell table:style-name="ce13" office:value-type="float" office:value="9" calcext:value-type="float">
            <text:p>009</text:p>
          </table:table-cell>
          <table:table-cell office:value-type="string" calcext:value-type="string">
            <text:p>C1.8</text:p>
          </table:table-cell>
          <table:table-cell table:number-columns-repeated="3"/>
          <table:table-cell table:style-name="ce39" office:value-type="date" office:date-value="2014-09-24T16:04:00" calcext:value-type="date">
            <text:p>16:04:00 24-Sep-14</text:p>
          </table:table-cell>
          <table:table-cell office:value-type="date" office:date-value="2014-09-24T16:18:00" calcext:value-type="date">
            <text:p>16:18:00 24-Sep-14</text:p>
          </table:table-cell>
          <table:table-cell table:number-columns-repeated="1017"/>
        </table:table-row>
        <table:table-row table:style-name="ro7">
          <table:table-cell table:style-name="ce16" office:value-type="float" office:value="10" calcext:value-type="float">
            <text:p>010</text:p>
          </table:table-cell>
          <table:table-cell table:style-name="ce21" office:value-type="string" calcext:value-type="string">
            <text:p>C7.0</text:p>
          </table:table-cell>
          <table:table-cell table:style-name="ce26" office:value-type="string" calcext:value-type="string">
            <text:p>G1-8</text:p>
          </table:table-cell>
          <table:table-cell table:style-name="ce29" office:value-type="float" office:value="0.000001" calcext:value-type="float">
            <text:p>1.00E-06</text:p>
          </table:table-cell>
          <table:table-cell table:style-name="ce35"/>
          <table:table-cell table:style-name="ce90" office:value-type="string" calcext:value-type="string">
            <text:p>17:49:10 24-Sept-14</text:p>
          </table:table-cell>
          <table:table-cell table:style-name="ce90" office:value-type="string" calcext:value-type="string">
            <text:p>17:50:00 24-Sept-14</text:p>
          </table:table-cell>
          <table:table-cell table:style-name="ce37" office:value-type="float" office:value="49.13" calcext:value-type="float">
            <text:p>49.1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1.53" calcext:value-type="float">
            <text:p>1.53</text:p>
          </table:table-cell>
          <table:table-cell table:number-columns-repeated="3" table:style-name="ce37" office:value-type="string" calcext:value-type="string">
            <text:p>/</text:p>
          </table:table-cell>
          <table:table-cell table:number-columns-repeated="5" table:style-name="ce21" office:value-type="string" calcext:value-type="string">
            <text:p>/</text:p>
          </table:table-cell>
          <table:table-cell table:style-name="ce87" office:value-type="string" calcext:value-type="string">
            <text:p>1<text:span text:style-name="T6">st</text:span> Mode</text:p>
            <text:p>Bad Temporal Resolution</text:p>
          </table:table-cell>
          <table:table-cell table:style-name="ce86"/>
          <table:table-cell table:style-name="ce21" table:number-columns-repeated="1001"/>
          <table:table-cell table:style-name="ce35"/>
          <table:table-cell table:number-columns-repeated="2"/>
        </table:table-row>
        <table:table-row table:style-name="ro1">
          <table:table-cell table:style-name="ce5" office:value-type="string" calcext:value-type="string">
            <text:p>10_2</text:p>
          </table:table-cell>
          <table:table-cell table:style-name="ce31" office:value-type="string" calcext:value-type="string">
            <text:p>C7.0</text:p>
          </table:table-cell>
          <table:table-cell table:style-name="ce57" office:value-type="string" calcext:value-type="string">
            <text:p>VERNOV</text:p>
          </table:table-cell>
          <table:table-cell table:style-name="ce52"/>
          <table:table-cell table:style-name="ce69"/>
          <table:table-cell table:style-name="ce66" table:number-columns-repeated="2"/>
          <table:table-cell table:style-name="ce60"/>
          <table:table-cell table:style-name="ce31" table:number-columns-repeated="2"/>
          <table:table-cell table:style-name="ce60" table:number-columns-repeated="3"/>
          <table:table-cell table:style-name="ce31" table:number-columns-repeated="5"/>
          <table:table-cell table:style-name="ce106"/>
          <table:table-cell table:style-name="ce89"/>
          <table:table-cell table:style-name="ce31" table:number-columns-repeated="1001"/>
          <table:table-cell table:style-name="ce69" table:number-columns-repeated="3"/>
        </table:table-row>
        <table:table-row table:style-name="ro1">
          <table:table-cell table:style-name="ce13" office:value-type="float" office:value="11" calcext:value-type="float">
            <text:p>011</text:p>
          </table:table-cell>
          <table:table-cell office:value-type="string" calcext:value-type="string">
            <text:p>C3.2</text:p>
          </table:table-cell>
          <table:table-cell table:number-columns-repeated="3"/>
          <table:table-cell table:style-name="ce39" office:value-type="date" office:date-value="2014-09-25T19:20:00" calcext:value-type="date">
            <text:p>19:20:00 25-Sep-14</text:p>
          </table:table-cell>
          <table:table-cell office:value-type="date" office:date-value="2014-09-25T21:51:00" calcext:value-type="date">
            <text:p>21:51:00 25-Sep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" calcext:value-type="float">
            <text:p>012</text:p>
          </table:table-cell>
          <table:table-cell office:value-type="string" calcext:value-type="string">
            <text:p>C8.7</text:p>
          </table:table-cell>
          <table:table-cell table:number-columns-repeated="3"/>
          <table:table-cell table:style-name="ce39" office:value-type="date" office:date-value="2014-09-26T03:54:00" calcext:value-type="date">
            <text:p>03:54:00 26-Sep-14</text:p>
          </table:table-cell>
          <table:table-cell office:value-type="date" office:date-value="2014-09-26T10:00:00" calcext:value-type="date">
            <text:p>10:00:00 26-Sep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" calcext:value-type="float">
            <text:p>013</text:p>
          </table:table-cell>
          <table:table-cell office:value-type="string" calcext:value-type="string">
            <text:p>C4.2</text:p>
          </table:table-cell>
          <table:table-cell table:number-columns-repeated="3"/>
          <table:table-cell table:style-name="ce39" office:value-type="date" office:date-value="2014-09-26T13:53:00" calcext:value-type="date">
            <text:p>13:53:00 26-Sep-14</text:p>
          </table:table-cell>
          <table:table-cell office:value-type="date" office:date-value="2014-09-26T14:01:00" calcext:value-type="date">
            <text:p>14:01:00 26-Sep-14</text:p>
          </table:table-cell>
          <table:table-cell table:number-columns-repeated="1017"/>
        </table:table-row>
        <table:table-row table:style-name="ro1">
          <table:table-cell table:style-name="ce13" office:value-type="float" office:value="14" calcext:value-type="float">
            <text:p>014</text:p>
          </table:table-cell>
          <table:table-cell office:value-type="string" calcext:value-type="string">
            <text:p>M1.1</text:p>
          </table:table-cell>
          <table:table-cell table:number-columns-repeated="3"/>
          <table:table-cell table:style-name="ce39" office:value-type="date" office:date-value="2014-10-14T18:12:00" calcext:value-type="date">
            <text:p>18:12:00 14-Oct-14</text:p>
          </table:table-cell>
          <table:table-cell office:value-type="date" office:date-value="2014-10-14T19:01:00" calcext:value-type="date">
            <text:p>19:01:00 14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" calcext:value-type="float">
            <text:p>015</text:p>
          </table:table-cell>
          <table:table-cell office:value-type="string" calcext:value-type="string">
            <text:p>M2.2</text:p>
          </table:table-cell>
          <table:table-cell table:number-columns-repeated="3"/>
          <table:table-cell table:style-name="ce39" office:value-type="date" office:date-value="2014-10-14T19:07:00" calcext:value-type="date">
            <text:p>19:07:00 14-Oct-14</text:p>
          </table:table-cell>
          <table:table-cell office:value-type="date" office:date-value="2014-10-15T08:30:00" calcext:value-type="date">
            <text:p>08:30:00 15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" calcext:value-type="float">
            <text:p>016</text:p>
          </table:table-cell>
          <table:table-cell office:value-type="string" calcext:value-type="string">
            <text:p>C7.7</text:p>
          </table:table-cell>
          <table:table-cell table:number-columns-repeated="3"/>
          <table:table-cell table:style-name="ce39" office:value-type="date" office:date-value="2014-10-16T07:34:00" calcext:value-type="date">
            <text:p>07:34:00 16-Oct-14</text:p>
          </table:table-cell>
          <table:table-cell office:value-type="date" office:date-value="2014-10-16T08:02:00" calcext:value-type="date">
            <text:p>08:02:00 1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" calcext:value-type="float">
            <text:p>017</text:p>
          </table:table-cell>
          <table:table-cell office:value-type="string" calcext:value-type="string">
            <text:p>C6.4</text:p>
          </table:table-cell>
          <table:table-cell table:number-columns-repeated="3"/>
          <table:table-cell table:style-name="ce39" office:value-type="date" office:date-value="2014-10-16T08:38:00" calcext:value-type="date">
            <text:p>08:38:00 16-Oct-14</text:p>
          </table:table-cell>
          <table:table-cell table:style-name="ce39" office:value-type="date" office:date-value="0014-10-14T10:02:00" calcext:value-type="date">
            <text:p>10:02:00 1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8" calcext:value-type="float">
            <text:p>018</text:p>
          </table:table-cell>
          <table:table-cell office:value-type="string" calcext:value-type="string">
            <text:p>M4.3</text:p>
          </table:table-cell>
          <table:table-cell table:number-columns-repeated="3"/>
          <table:table-cell table:style-name="ce39" office:value-type="date" office:date-value="2014-10-16T13:01:00" calcext:value-type="date">
            <text:p>13:01:00 16-Oct-14</text:p>
          </table:table-cell>
          <table:table-cell office:value-type="date" office:date-value="2014-10-16T13:09:00" calcext:value-type="date">
            <text:p>13:09:00 1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9" calcext:value-type="float">
            <text:p>019</text:p>
          </table:table-cell>
          <table:table-cell office:value-type="string" calcext:value-type="string">
            <text:p>C2.0</text:p>
          </table:table-cell>
          <table:table-cell table:number-columns-repeated="3"/>
          <table:table-cell table:style-name="ce39" office:value-type="date" office:date-value="2014-10-16T18:04:00" calcext:value-type="date">
            <text:p>18:04:00 16-Oct-14</text:p>
          </table:table-cell>
          <table:table-cell office:value-type="date" office:date-value="2014-10-16T18:23:00" calcext:value-type="date">
            <text:p>18:23:00 16-Oct-14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1">
          <table:table-cell table:style-name="ce13" office:value-type="float" office:value="20" calcext:value-type="float">
            <text:p>020</text:p>
          </table:table-cell>
          <table:table-cell office:value-type="string" calcext:value-type="string">
            <text:p>C2.9</text:p>
          </table:table-cell>
          <table:table-cell table:number-columns-repeated="3"/>
          <table:table-cell table:style-name="ce39" office:value-type="date" office:date-value="2014-10-16T20:12:00" calcext:value-type="date">
            <text:p>20:12:00 16-Oct-14</text:p>
          </table:table-cell>
          <table:table-cell office:value-type="date" office:date-value="2014-10-16T21:14:00" calcext:value-type="date">
            <text:p>21:14:00 16-Oct-14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1">
          <table:table-cell table:style-name="ce13" office:value-type="float" office:value="21" calcext:value-type="float">
            <text:p>021</text:p>
          </table:table-cell>
          <table:table-cell office:value-type="string" calcext:value-type="string">
            <text:p>C3.9</text:p>
          </table:table-cell>
          <table:table-cell table:number-columns-repeated="3"/>
          <table:table-cell table:style-name="ce39" office:value-type="date" office:date-value="2014-10-17T03:12:00" calcext:value-type="date">
            <text:p>03:12:00 17-Oct-14</text:p>
          </table:table-cell>
          <table:table-cell office:value-type="date" office:date-value="2014-10-17T03:45:00" calcext:value-type="date">
            <text:p>03:45:00 17-Oct-14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1">
          <table:table-cell table:style-name="ce13" office:value-type="float" office:value="22" calcext:value-type="float">
            <text:p>022</text:p>
          </table:table-cell>
          <table:table-cell office:value-type="string" calcext:value-type="string">
            <text:p>C6.6</text:p>
          </table:table-cell>
          <table:table-cell office:value-type="string" calcext:value-type="string">
            <text:p>NoRH</text:p>
          </table:table-cell>
          <table:table-cell table:number-columns-repeated="2"/>
          <table:table-cell table:style-name="ce39" office:value-type="date" office:date-value="2014-10-17T04:58:00" calcext:value-type="date">
            <text:p>04:58:00 17-Oct-14</text:p>
          </table:table-cell>
          <table:table-cell office:value-type="date" office:date-value="2014-10-17T05:48:00" calcext:value-type="date">
            <text:p>05:48:00 17-Oct-14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1">
          <table:table-cell table:style-name="ce13" office:value-type="float" office:value="23" calcext:value-type="float">
            <text:p>023</text:p>
          </table:table-cell>
          <table:table-cell office:value-type="string" calcext:value-type="string">
            <text:p>C3.6</text:p>
          </table:table-cell>
          <table:table-cell table:number-columns-repeated="3"/>
          <table:table-cell table:style-name="ce39" office:value-type="date" office:date-value="2014-10-17T12:45:00" calcext:value-type="date">
            <text:p>12:45:00 17-Oct-14</text:p>
          </table:table-cell>
          <table:table-cell office:value-type="date" office:date-value="2014-10-17T13:11:00" calcext:value-type="date">
            <text:p>13:11:00 17-Oct-14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1">
          <table:table-cell table:style-name="ce16" office:value-type="float" office:value="24" calcext:value-type="float">
            <text:p>024</text:p>
          </table:table-cell>
          <table:table-cell table:style-name="ce51" office:value-type="string" calcext:value-type="string">
            <text:p>C6.7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411" calcext:value-type="float">
            <text:p>4.11E-06</text:p>
          </table:table-cell>
          <table:table-cell table:style-name="ce68"/>
          <table:table-cell table:style-name="ce90" office:value-type="string" calcext:value-type="string">
            <text:p>15:35:30 17-Oct-14</text:p>
          </table:table-cell>
          <table:table-cell table:style-name="ce90" office:value-type="string" calcext:value-type="string">
            <text:p>15:37:52 17-Oct-14</text:p>
          </table:table-cell>
          <table:table-cell table:style-name="ce44" office:value-type="float" office:value="143.5" calcext:value-type="float">
            <text:p>143.5</text:p>
          </table:table-cell>
          <table:table-cell table:style-name="ce27" office:value-type="float" office:value="24.258" calcext:value-type="float">
            <text:p>24.258</text:p>
          </table:table-cell>
          <table:table-cell table:style-name="ce27" office:value-type="float" office:value="2.26" calcext:value-type="float">
            <text:p>2.26</text:p>
          </table:table-cell>
          <table:table-cell table:style-name="ce44" office:value-type="float" office:value="23.3" calcext:value-type="float">
            <text:p>23.3</text:p>
          </table:table-cell>
          <table:table-cell table:style-name="ce44" office:value-type="float" office:value="2.94" calcext:value-type="float">
            <text:p>2.9</text:p>
          </table:table-cell>
          <table:table-cell table:style-name="ce44" office:value-type="float" office:value="3.04" calcext:value-type="float">
            <text:p>3.0</text:p>
          </table:table-cell>
          <table:table-cell table:style-name="ce27" office:value-type="float" office:value="95" calcext:value-type="float">
            <text:p>95</text:p>
          </table:table-cell>
          <table:table-cell table:style-name="ce68" office:value-type="float" office:value="61.5" calcext:value-type="float">
            <text:p>61.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N</text:p>
          </table:table-cell>
          <table:table-cell table:style-name="ce87" table:number-columns-repeated="2"/>
          <table:table-cell table:style-name="ce27" table:number-columns-repeated="1001"/>
          <table:table-cell table:style-name="ce68" table:number-columns-repeated="2"/>
          <table:table-cell/>
        </table:table-row>
        <table:table-row table:style-name="ro1">
          <table:table-cell table:style-name="ce13" office:value-type="float" office:value="25" calcext:value-type="float">
            <text:p>025</text:p>
          </table:table-cell>
          <table:table-cell office:value-type="string" calcext:value-type="string">
            <text:p>C6.3</text:p>
          </table:table-cell>
          <table:table-cell table:number-columns-repeated="3"/>
          <table:table-cell table:style-name="ce39" office:value-type="date" office:date-value="2014-10-17T19:30:00" calcext:value-type="date">
            <text:p>19:30:00 17-Oct-14</text:p>
          </table:table-cell>
          <table:table-cell office:value-type="date" office:date-value="2014-10-17T19:42:00" calcext:value-type="date">
            <text:p>19:42:00 17-Oct-14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1">
          <table:table-cell table:style-name="ce13" office:value-type="float" office:value="26" calcext:value-type="float">
            <text:p>026</text:p>
          </table:table-cell>
          <table:table-cell office:value-type="string" calcext:value-type="string">
            <text:p>C2.3</text:p>
          </table:table-cell>
          <table:table-cell table:number-columns-repeated="3"/>
          <table:table-cell office:value-type="date" office:date-value="2014-10-17T20:45:00" calcext:value-type="date">
            <text:p>20:45:00 17-Oct-14</text:p>
          </table:table-cell>
          <table:table-cell office:value-type="date" office:date-value="2014-10-17T21:29:00" calcext:value-type="date">
            <text:p>21:29:00 17-Oct-14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1">
          <table:table-cell table:style-name="ce13" office:value-type="float" office:value="27" calcext:value-type="float">
            <text:p>027</text:p>
          </table:table-cell>
          <table:table-cell office:value-type="string" calcext:value-type="string">
            <text:p>C5.0</text:p>
          </table:table-cell>
          <table:table-cell office:value-type="string" calcext:value-type="string">
            <text:p>NoRH</text:p>
          </table:table-cell>
          <table:table-cell table:number-columns-repeated="2"/>
          <table:table-cell table:style-name="ce39" office:value-type="date" office:date-value="2014-10-18T00:55:00" calcext:value-type="date">
            <text:p>00:55:00 18-Oct-14</text:p>
          </table:table-cell>
          <table:table-cell office:value-type="date" office:date-value="2014-10-18T01:38:00" calcext:value-type="date">
            <text:p>01:38:00 18-Oct-14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1">
          <table:table-cell table:style-name="ce13" office:value-type="float" office:value="28" calcext:value-type="float">
            <text:p>028</text:p>
          </table:table-cell>
          <table:table-cell office:value-type="string" calcext:value-type="string">
            <text:p>C3.7</text:p>
          </table:table-cell>
          <table:table-cell table:number-columns-repeated="3"/>
          <table:table-cell office:value-type="date" office:date-value="2014-10-18T06:45:00" calcext:value-type="date">
            <text:p>06:45:00 18-Oct-14</text:p>
          </table:table-cell>
          <table:table-cell office:value-type="date" office:date-value="2014-10-18T07:00:00" calcext:value-type="date">
            <text:p>07:00:00 18-Oct-14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1">
          <table:table-cell table:style-name="ce13" office:value-type="float" office:value="29" calcext:value-type="float">
            <text:p>029</text:p>
          </table:table-cell>
          <table:table-cell table:style-name="ce53" office:value-type="string" calcext:value-type="string">
            <text:p>M1.6</text:p>
          </table:table-cell>
          <table:table-cell office:value-type="string" calcext:value-type="string">
            <text:p>G1-8</text:p>
          </table:table-cell>
          <table:table-cell table:number-columns-repeated="2"/>
          <table:table-cell office:value-type="date" office:date-value="2014-10-18T07:36:14" calcext:value-type="date">
            <text:p>07:36:14 18-Oct-14</text:p>
          </table:table-cell>
          <table:table-cell office:value-type="date" office:date-value="2014-10-18T07:48:48" calcext:value-type="date">
            <text:p>07:48:48 18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30" calcext:value-type="float">
            <text:p>030</text:p>
          </table:table-cell>
          <table:table-cell table:style-name="ce51" office:value-type="string" calcext:value-type="string">
            <text:p>C2.6</text:p>
          </table:table-cell>
          <table:table-cell table:style-name="ce21" office:value-type="string" calcext:value-type="string">
            <text:p>G1-8</text:p>
          </table:table-cell>
          <table:table-cell table:style-name="ce21"/>
          <table:table-cell table:style-name="ce37"/>
          <table:table-cell table:style-name="ce90" office:value-type="date" office:date-value="2014-10-18T13:14:38" calcext:value-type="date">
            <text:p>13:14:38 18-Oct-14</text:p>
          </table:table-cell>
          <table:table-cell table:style-name="ce90" office:value-type="date" office:date-value="2014-10-18T13:15:52" calcext:value-type="date">
            <text:p>13:15:52 18-Oct-14</text:p>
          </table:table-cell>
          <table:table-cell table:style-name="ce37" office:value-type="float" office:value="129.15" calcext:value-type="float">
            <text:p>129.2</text:p>
          </table:table-cell>
          <table:table-cell table:style-name="ce21" office:value-type="float" office:value="14.35" calcext:value-type="float">
            <text:p>14.35</text:p>
          </table:table-cell>
          <table:table-cell table:style-name="ce21" office:value-type="float" office:value="1.13" calcext:value-type="float">
            <text:p>1.13</text:p>
          </table:table-cell>
          <table:table-cell table:style-name="ce21" office:value-type="float" office:value="14.82" calcext:value-type="float">
            <text:p>14.82</text:p>
          </table:table-cell>
          <table:table-cell table:style-name="ce21" office:value-type="float" office:value="2.37" calcext:value-type="float">
            <text:p>2.37</text:p>
          </table:table-cell>
          <table:table-cell table:style-name="ce21" office:value-type="float" office:value="2.03" calcext:value-type="float">
            <text:p>2.03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4.64" calcext:value-type="float">
            <text:p>34.6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Alright fit, not the best (Twin peak in FFT)</text:p>
          </table:table-cell>
          <table:table-cell table:style-name="ce86"/>
          <table:table-cell table:style-name="ce21" table:number-columns-repeated="1001"/>
          <table:table-cell table:style-name="ce35" table:number-columns-repeated="2"/>
          <table:table-cell/>
        </table:table-row>
        <table:table-row table:style-name="ro1">
          <table:table-cell table:style-name="ce13" office:value-type="float" office:value="31" calcext:value-type="float">
            <text:p>031</text:p>
          </table:table-cell>
          <table:table-cell office:value-type="string" calcext:value-type="string">
            <text:p>C1.7</text:p>
          </table:table-cell>
          <table:table-cell table:number-columns-repeated="3"/>
          <table:table-cell table:style-name="ce39" office:value-type="date" office:date-value="2014-10-18T14:23:00" calcext:value-type="date">
            <text:p>14:23:00 18-Oct-14</text:p>
          </table:table-cell>
          <table:table-cell office:value-type="date" office:date-value="2014-10-18T14:34:00" calcext:value-type="date">
            <text:p>14:34:00 1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32" calcext:value-type="float">
            <text:p>032</text:p>
          </table:table-cell>
          <table:table-cell office:value-type="string" calcext:value-type="string">
            <text:p>C2.6</text:p>
          </table:table-cell>
          <table:table-cell table:number-columns-repeated="3"/>
          <table:table-cell table:style-name="ce39" office:value-type="date" office:date-value="2014-10-18T16:01:00" calcext:value-type="date">
            <text:p>16:01:00 18-Oct-14</text:p>
          </table:table-cell>
          <table:table-cell office:value-type="date" office:date-value="2014-10-18T16:13:00" calcext:value-type="date">
            <text:p>16:13:00 1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33" calcext:value-type="float">
            <text:p>033</text:p>
          </table:table-cell>
          <table:table-cell office:value-type="string" calcext:value-type="string">
            <text:p>C2.1</text:p>
          </table:table-cell>
          <table:table-cell table:number-columns-repeated="3"/>
          <table:table-cell table:style-name="ce39" office:value-type="date" office:date-value="2014-10-18T17:03:00" calcext:value-type="date">
            <text:p>17:03:00 18-Oct-14</text:p>
          </table:table-cell>
          <table:table-cell office:value-type="date" office:date-value="2014-10-18T17:10:00" calcext:value-type="date">
            <text:p>17:10:00 1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34" calcext:value-type="float">
            <text:p>034</text:p>
          </table:table-cell>
          <table:table-cell office:value-type="string" calcext:value-type="string">
            <text:p>C2.7</text:p>
          </table:table-cell>
          <table:table-cell table:number-columns-repeated="3"/>
          <table:table-cell office:value-type="date" office:date-value="2014-10-18T17:11:00" calcext:value-type="date">
            <text:p>17:11:00 18-Oct-14</text:p>
          </table:table-cell>
          <table:table-cell office:value-type="date" office:date-value="2014-10-18T17:47:00" calcext:value-type="date">
            <text:p>17:47:00 18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35" calcext:value-type="float">
            <text:p>035</text:p>
          </table:table-cell>
          <table:table-cell table:style-name="ce51" office:value-type="string" calcext:value-type="string">
            <text:p>C3.8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267" calcext:value-type="float">
            <text:p>2.67E-07</text:p>
          </table:table-cell>
          <table:table-cell table:style-name="ce37"/>
          <table:table-cell table:style-name="ce90" office:value-type="date" office:date-value="2014-10-18T19:02:30" calcext:value-type="date">
            <text:p>19:02:30 18-Oct-14</text:p>
          </table:table-cell>
          <table:table-cell table:style-name="ce90" office:value-type="date" office:date-value="2014-10-18T19:06:57.999999" calcext:value-type="date">
            <text:p>19:06:58 18-Oct-14</text:p>
          </table:table-cell>
          <table:table-cell table:style-name="ce37" office:value-type="float" office:value="149.43" calcext:value-type="float">
            <text:p>149.4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1.56" calcext:value-type="float">
            <text:p>1.56</text:p>
          </table:table-cell>
          <table:table-cell table:number-columns-repeated="8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35" table:number-columns-repeated="2"/>
          <table:table-cell/>
        </table:table-row>
        <table:table-row table:style-name="ro1">
          <table:table-cell table:style-name="ce13" office:value-type="float" office:value="36" calcext:value-type="float">
            <text:p>036</text:p>
          </table:table-cell>
          <table:table-cell office:value-type="string" calcext:value-type="string">
            <text:p>C6.7</text:p>
          </table:table-cell>
          <table:table-cell table:number-columns-repeated="3"/>
          <table:table-cell office:value-type="date" office:date-value="2014-10-18T19:54:00" calcext:value-type="date">
            <text:p>19:54:00 18-Oct-14</text:p>
          </table:table-cell>
          <table:table-cell office:value-type="date" office:date-value="2014-10-18T20:35:00" calcext:value-type="date">
            <text:p>20:35:00 18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37" calcext:value-type="float">
            <text:p>037</text:p>
          </table:table-cell>
          <table:table-cell table:style-name="ce21" office:value-type="string" calcext:value-type="string">
            <text:p>C5.7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815" calcext:value-type="float">
            <text:p>8.15E-07</text:p>
          </table:table-cell>
          <table:table-cell table:style-name="ce37"/>
          <table:table-cell table:style-name="ce90" office:value-type="date" office:date-value="2014-10-19T01:35:00" calcext:value-type="date">
            <text:p>01:35:00 19-Oct-14</text:p>
          </table:table-cell>
          <table:table-cell table:style-name="ce90" office:value-type="date" office:date-value="2014-10-19T01:43:00" calcext:value-type="date">
            <text:p>01:43:00 19-Oct-14</text:p>
          </table:table-cell>
          <table:table-cell table:style-name="ce37" office:value-type="float" office:value="478.76" calcext:value-type="float">
            <text:p>478.8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0.86" calcext:value-type="float">
            <text:p>0.86</text:p>
          </table:table-cell>
          <table:table-cell table:style-name="ce21" office:value-type="float" office:value="78.68" calcext:value-type="float">
            <text:p>78.68</text:p>
          </table:table-cell>
          <table:table-cell table:style-name="ce21" office:value-type="float" office:value="9.51" calcext:value-type="float">
            <text:p>9.51</text:p>
          </table:table-cell>
          <table:table-cell table:style-name="ce21" office:value-type="float" office:value="9.94" calcext:value-type="float">
            <text:p>9.94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62.16" calcext:value-type="float">
            <text:p>62.1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35"/>
          <table:table-cell table:number-columns-repeated="2"/>
        </table:table-row>
        <table:table-row table:style-name="ro1">
          <table:table-cell table:style-name="ce5" office:value-type="string" calcext:value-type="string">
            <text:p>37_2</text:p>
          </table:table-cell>
          <table:table-cell table:style-name="ce31" office:value-type="string" calcext:value-type="string">
            <text:p>C5.7</text:p>
          </table:table-cell>
          <table:table-cell table:style-name="ce31" office:value-type="string" calcext:value-type="string">
            <text:p>NorH</text:p>
          </table:table-cell>
          <table:table-cell table:style-name="ce52"/>
          <table:table-cell table:style-name="ce60"/>
          <table:table-cell table:style-name="ce66" table:number-columns-repeated="2"/>
          <table:table-cell table:style-name="ce60"/>
          <table:table-cell table:style-name="ce31" table:number-columns-repeated="10"/>
          <table:table-cell table:style-name="ce89" table:number-columns-repeated="2"/>
          <table:table-cell table:style-name="ce31" table:number-columns-repeated="1001"/>
          <table:table-cell table:style-name="ce69" table:number-columns-repeated="3"/>
        </table:table-row>
        <table:table-row table:style-name="ro1">
          <table:table-cell table:style-name="ce13" office:value-type="float" office:value="38" calcext:value-type="float">
            <text:p>038</text:p>
          </table:table-cell>
          <table:table-cell office:value-type="string" calcext:value-type="string">
            <text:p>X1.1</text:p>
          </table:table-cell>
          <table:table-cell office:value-type="string" calcext:value-type="string">
            <text:p>G1-8</text:p>
          </table:table-cell>
          <table:table-cell table:number-columns-repeated="2"/>
          <table:table-cell office:value-type="date" office:date-value="2014-10-19T04:20:24" calcext:value-type="date">
            <text:p>04:20:24 19-Oct-14</text:p>
          </table:table-cell>
          <table:table-cell office:value-type="date" office:date-value="2014-10-19T04:24:56" calcext:value-type="date">
            <text:p>04:24:56 19-Oct-14</text:p>
          </table:table-cell>
          <table:table-cell table:number-columns-repeated="11"/>
          <table:table-cell office:value-type="string" calcext:value-type="string">
            <text:p>0.5-4 in EMD</text:p>
          </table:table-cell>
          <table:table-cell table:number-columns-repeated="1005"/>
        </table:table-row>
        <table:table-row table:style-name="ro1">
          <table:table-cell table:style-name="ce13" office:value-type="float" office:value="39" calcext:value-type="float">
            <text:p>039</text:p>
          </table:table-cell>
          <table:table-cell office:value-type="string" calcext:value-type="string">
            <text:p>C4.2</text:p>
          </table:table-cell>
          <table:table-cell table:number-columns-repeated="3"/>
          <table:table-cell office:value-type="date" office:date-value="2014-10-19T11:07:00" calcext:value-type="date">
            <text:p>11:07:00 19-Oct-14</text:p>
          </table:table-cell>
          <table:table-cell office:value-type="date" office:date-value="0014-10-17T11:49:00" calcext:value-type="date">
            <text:p>11:49:00 1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40" calcext:value-type="float">
            <text:p>040</text:p>
          </table:table-cell>
          <table:table-cell table:style-name="ce54" office:value-type="string" calcext:value-type="string">
            <text:p>C5.8</text:p>
          </table:table-cell>
          <table:table-cell table:style-name="ce54" table:number-columns-repeated="2"/>
          <table:table-cell table:style-name="Default"/>
          <table:table-cell office:value-type="date" office:date-value="2014-10-19T12:01:00" calcext:value-type="date">
            <text:p>12:01:00 19-Oct-14</text:p>
          </table:table-cell>
          <table:table-cell office:value-type="date" office:date-value="2014-10-19T12:42:00" calcext:value-type="date">
            <text:p>12:42:00 19-Oct-14</text:p>
          </table:table-cell>
          <table:table-cell table:style-name="Default" table:number-columns-repeated="11"/>
          <table:table-cell table:style-name="ce88"/>
          <table:table-cell table:number-columns-repeated="1005"/>
        </table:table-row>
        <table:table-row table:style-name="ro1">
          <table:table-cell table:style-name="ce13" office:value-type="float" office:value="41" calcext:value-type="float">
            <text:p>041</text:p>
          </table:table-cell>
          <table:table-cell office:value-type="string" calcext:value-type="string">
            <text:p>C3.9</text:p>
          </table:table-cell>
          <table:table-cell table:number-columns-repeated="3"/>
          <table:table-cell office:value-type="date" office:date-value="2014-10-19T15:52:00" calcext:value-type="date">
            <text:p>15:52:00 19-Oct-14</text:p>
          </table:table-cell>
          <table:table-cell office:value-type="date" office:date-value="2014-10-19T16:18:00" calcext:value-type="date">
            <text:p>16:18:00 1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42" calcext:value-type="float">
            <text:p>042</text:p>
          </table:table-cell>
          <table:table-cell office:value-type="string" calcext:value-type="string">
            <text:p>C4.7</text:p>
          </table:table-cell>
          <table:table-cell table:number-columns-repeated="3"/>
          <table:table-cell office:value-type="date" office:date-value="2014-10-19T17:31:00" calcext:value-type="date">
            <text:p>17:31:00 19-Oct-14</text:p>
          </table:table-cell>
          <table:table-cell office:value-type="date" office:date-value="2014-10-19T17:49:00" calcext:value-type="date">
            <text:p>17:49:00 1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43" calcext:value-type="float">
            <text:p>043</text:p>
          </table:table-cell>
          <table:table-cell office:value-type="string" calcext:value-type="string">
            <text:p>C2.1</text:p>
          </table:table-cell>
          <table:table-cell table:number-columns-repeated="3"/>
          <table:table-cell office:value-type="date" office:date-value="2014-10-19T20:22:00" calcext:value-type="date">
            <text:p>20:22:00 19-Oct-14</text:p>
          </table:table-cell>
          <table:table-cell office:value-type="date" office:date-value="2014-10-19T20:45:00" calcext:value-type="date">
            <text:p>20:45:00 1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44" calcext:value-type="float">
            <text:p>044</text:p>
          </table:table-cell>
          <table:table-cell office:value-type="string" calcext:value-type="string">
            <text:p>C2.5</text:p>
          </table:table-cell>
          <table:table-cell table:number-columns-repeated="3"/>
          <table:table-cell office:value-type="date" office:date-value="2014-10-20T00:51:00" calcext:value-type="date">
            <text:p>00:51:00 20-Oct-14</text:p>
          </table:table-cell>
          <table:table-cell office:value-type="date" office:date-value="2014-10-20T01:07:00" calcext:value-type="date">
            <text:p>01:07:00 20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45" calcext:value-type="float">
            <text:p>045</text:p>
          </table:table-cell>
          <table:table-cell office:value-type="string" calcext:value-type="string">
            <text:p>C2.8</text:p>
          </table:table-cell>
          <table:table-cell table:number-columns-repeated="3"/>
          <table:table-cell office:value-type="date" office:date-value="2014-10-20T02:00:00" calcext:value-type="date">
            <text:p>02:00:00 20-Oct-14</text:p>
          </table:table-cell>
          <table:table-cell office:value-type="date" office:date-value="2014-10-20T02:25:00" calcext:value-type="date">
            <text:p>02:25:00 20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46" calcext:value-type="float">
            <text:p>046</text:p>
          </table:table-cell>
          <table:table-cell office:value-type="string" calcext:value-type="string">
            <text:p>C3.2</text:p>
          </table:table-cell>
          <table:table-cell table:number-columns-repeated="3"/>
          <table:table-cell office:value-type="date" office:date-value="2014-10-20T02:26:00" calcext:value-type="date">
            <text:p>02:26:00 20-Oct-14</text:p>
          </table:table-cell>
          <table:table-cell office:value-type="date" office:date-value="2014-10-20T02:49:00" calcext:value-type="date">
            <text:p>02:49:00 20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47" calcext:value-type="float">
            <text:p>047</text:p>
          </table:table-cell>
          <table:table-cell office:value-type="string" calcext:value-type="string">
            <text:p>C5.4</text:p>
          </table:table-cell>
          <table:table-cell table:number-columns-repeated="3"/>
          <table:table-cell office:value-type="date" office:date-value="2014-10-20T03:31:00" calcext:value-type="date">
            <text:p>03:31:00 20-Oct-14</text:p>
          </table:table-cell>
          <table:table-cell office:value-type="date" office:date-value="2014-10-20T04:27:00" calcext:value-type="date">
            <text:p>04:27:00 20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48" calcext:value-type="float">
            <text:p>048</text:p>
          </table:table-cell>
          <table:table-cell office:value-type="string" calcext:value-type="string">
            <text:p>C9.0</text:p>
          </table:table-cell>
          <table:table-cell table:number-columns-repeated="3"/>
          <table:table-cell office:value-type="date" office:date-value="2014-10-20T05:37:00" calcext:value-type="date">
            <text:p>05:37:00 20-Oct-14</text:p>
          </table:table-cell>
          <table:table-cell office:value-type="date" office:date-value="2014-10-20T06:17:00" calcext:value-type="date">
            <text:p>06:17:00 20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49" calcext:value-type="float">
            <text:p>049</text:p>
          </table:table-cell>
          <table:table-cell table:style-name="ce21" office:value-type="string" calcext:value-type="string">
            <text:p>M3.9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127" calcext:value-type="float">
            <text:p>1.27E-05</text:p>
          </table:table-cell>
          <table:table-cell table:style-name="ce37"/>
          <table:table-cell table:style-name="ce90" office:value-type="string" calcext:value-type="string">
            <text:p>09:05:55 20-Oct-14</text:p>
          </table:table-cell>
          <table:table-cell table:style-name="ce90" office:value-type="string" calcext:value-type="string">
            <text:p>09:08:13 20-Oct-14</text:p>
          </table:table-cell>
          <table:table-cell table:style-name="ce37" office:value-type="float" office:value="139.2" calcext:value-type="float">
            <text:p>139.2</text:p>
          </table:table-cell>
          <table:table-cell table:style-name="ce21" office:value-type="float" office:value="35.31" calcext:value-type="float">
            <text:p>35.31</text:p>
          </table:table-cell>
          <table:table-cell table:style-name="ce21" office:value-type="float" office:value="1.69" calcext:value-type="float">
            <text:p>1.69</text:p>
          </table:table-cell>
          <table:table-cell table:style-name="ce21" office:value-type="float" office:value="33.8" calcext:value-type="float">
            <text:p>33.8</text:p>
          </table:table-cell>
          <table:table-cell table:style-name="ce21" office:value-type="float" office:value="4.4" calcext:value-type="float">
            <text:p>4.4</text:p>
          </table:table-cell>
          <table:table-cell table:style-name="ce21" office:value-type="float" office:value="6.76" calcext:value-type="float">
            <text:p>6.76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3.91" calcext:value-type="float">
            <text:p>13.9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35"/>
          <table:table-cell table:number-columns-repeated="2"/>
        </table:table-row>
        <table:table-row table:style-name="ro1">
          <table:table-cell table:style-name="ce13" office:value-type="float" office:value="50" calcext:value-type="float">
            <text:p>050</text:p>
          </table:table-cell>
          <table:table-cell office:value-type="string" calcext:value-type="string">
            <text:p>C2.8</text:p>
          </table:table-cell>
          <table:table-cell table:number-columns-repeated="3"/>
          <table:table-cell office:value-type="date" office:date-value="2014-10-20T11:20:00" calcext:value-type="date">
            <text:p>11:20:00 20-Oct-14</text:p>
          </table:table-cell>
          <table:table-cell office:value-type="date" office:date-value="2014-10-20T11:33:00" calcext:value-type="date">
            <text:p>11:33:00 20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51" calcext:value-type="float">
            <text:p>051</text:p>
          </table:table-cell>
          <table:table-cell office:value-type="string" calcext:value-type="string">
            <text:p>C2.7</text:p>
          </table:table-cell>
          <table:table-cell table:number-columns-repeated="3"/>
          <table:table-cell office:value-type="date" office:date-value="2014-10-20T13:58:00" calcext:value-type="date">
            <text:p>13:58:00 20-Oct-14</text:p>
          </table:table-cell>
          <table:table-cell office:value-type="date" office:date-value="2014-10-20T14:14:00" calcext:value-type="date">
            <text:p>14:14:00 20-Oct-14</text:p>
          </table:table-cell>
          <table:table-cell table:number-columns-repeated="1017"/>
        </table:table-row>
        <table:table-row table:style-name="ro4">
          <table:table-cell table:style-name="ce16" office:value-type="float" office:value="52" calcext:value-type="float">
            <text:p>052</text:p>
          </table:table-cell>
          <table:table-cell table:style-name="ce21"/>
          <table:table-cell table:style-name="ce21" office:value-type="string" calcext:value-type="string">
            <text:p>G0.5-4</text:p>
          </table:table-cell>
          <table:table-cell table:style-name="ce29" office:value-type="float" office:value="0.000000345" calcext:value-type="float">
            <text:p>3.45E-07</text:p>
          </table:table-cell>
          <table:table-cell table:style-name="ce37"/>
          <table:table-cell table:style-name="ce90" office:value-type="string" calcext:value-type="string">
            <text:p>14:41:20 20-Oct-14</text:p>
          </table:table-cell>
          <table:table-cell table:style-name="ce90" office:value-type="string" calcext:value-type="string">
            <text:p>14:43:40 20-Oct-14</text:p>
          </table:table-cell>
          <table:table-cell table:style-name="ce37" office:value-type="float" office:value="141.45" calcext:value-type="float">
            <text:p>141.5</text:p>
          </table:table-cell>
          <table:table-cell table:style-name="ce21" office:value-type="float" office:value="28.29" calcext:value-type="float">
            <text:p>28.2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27.77, 34.97</text:p>
          </table:table-cell>
          <table:table-cell table:style-name="ce21" office:value-type="string" calcext:value-type="string">
            <text:p>4.80,5.82</text:p>
          </table:table-cell>
          <table:table-cell table:style-name="ce21" office:value-type="string" calcext:value-type="string">
            <text:p>4.14,4.54</text:p>
          </table:table-cell>
          <table:table-cell table:style-name="ce21" office:value-type="string" calcext:value-type="string">
            <text:p>99,95</text:p>
          </table:table-cell>
          <table:table-cell table:style-name="ce21" office:value-type="string" calcext:value-type="string">
            <text:p>27.37 (comb)</text:p>
          </table:table-cell>
          <table:table-cell table:style-name="ce21" office:value-type="string" calcext:value-type="string">
            <text:p>4 (comb)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MULTIMODAL- Have forced code to see 2 modes. </text:p>
          </table:table-cell>
          <table:table-cell table:style-name="ce86"/>
          <table:table-cell table:style-name="ce21" table:number-columns-repeated="1001"/>
          <table:table-cell table:style-name="ce35"/>
          <table:table-cell table:number-columns-repeated="2"/>
        </table:table-row>
        <table:table-row table:style-name="ro1">
          <table:table-cell table:style-name="ce13" office:value-type="float" office:value="53" calcext:value-type="float">
            <text:p>053</text:p>
          </table:table-cell>
          <table:table-cell table:number-columns-repeated="4"/>
          <table:table-cell office:value-type="date" office:date-value="2014-10-20T14:57:00" calcext:value-type="date">
            <text:p>14:57:00 20-Oct-14</text:p>
          </table:table-cell>
          <table:table-cell office:value-type="date" office:date-value="2014-10-20T15:59:00" calcext:value-type="date">
            <text:p>15:59:00 20-Oct-14</text:p>
          </table:table-cell>
          <table:table-cell table:number-columns-repeated="1017"/>
        </table:table-row>
        <table:table-row table:style-name="ro4">
          <table:table-cell table:style-name="ce16" office:value-type="float" office:value="54" calcext:value-type="float">
            <text:p>054</text:p>
          </table:table-cell>
          <table:table-cell table:style-name="ce21"/>
          <table:table-cell table:style-name="ce21" office:value-type="string" calcext:value-type="string">
            <text:p>G0.5-4</text:p>
          </table:table-cell>
          <table:table-cell table:style-name="ce29" office:value-type="float" office:value="0.0000124" calcext:value-type="float">
            <text:p>1.24E-05</text:p>
          </table:table-cell>
          <table:table-cell table:style-name="ce37"/>
          <table:table-cell table:style-name="ce90" office:value-type="string" calcext:value-type="string">
            <text:p>16:22:00 20-Oct-14</text:p>
          </table:table-cell>
          <table:table-cell table:style-name="ce90" office:value-type="string" calcext:value-type="string">
            <text:p>16:31:00 20-Oct-14</text:p>
          </table:table-cell>
          <table:table-cell table:style-name="ce37" office:value-type="float" office:value="540.41" calcext:value-type="float">
            <text:p>540.4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135.56" calcext:value-type="float">
            <text:p>135.56</text:p>
          </table:table-cell>
          <table:table-cell table:style-name="ce21" office:value-type="float" office:value="53.89" calcext:value-type="float">
            <text:p>53.89</text:p>
          </table:table-cell>
          <table:table-cell table:style-name="ce21" office:value-type="float" office:value="14.27" calcext:value-type="float">
            <text:p>14.27</text:p>
          </table:table-cell>
          <table:table-cell table:style-name="ce35" office:value-type="float" office:value="95" calcext:value-type="float">
            <text:p>95</text:p>
          </table:table-cell>
          <table:table-cell table:style-name="ce21" office:value-type="float" office:value="32.93" calcext:value-type="float">
            <text:p>32.9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Only 3 cycles so period drift is not sign, and quite small anyway</text:p>
          </table:table-cell>
          <table:table-cell table:style-name="ce86"/>
          <table:table-cell table:style-name="ce21" table:number-columns-repeated="1001"/>
          <table:table-cell table:style-name="ce35"/>
          <table:table-cell table:number-columns-repeated="2"/>
        </table:table-row>
        <table:table-row table:style-name="ro1">
          <table:table-cell table:style-name="ce13" office:value-type="float" office:value="55" calcext:value-type="float">
            <text:p>055</text:p>
          </table:table-cell>
          <table:table-cell table:number-columns-repeated="4"/>
          <table:table-cell office:value-type="date" office:date-value="2014-10-20T18:44:00" calcext:value-type="date">
            <text:p>18:44:00 20-Oct-14</text:p>
          </table:table-cell>
          <table:table-cell office:value-type="date" office:date-value="2014-10-20T18:55:00" calcext:value-type="date">
            <text:p>18:55:00 20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56" calcext:value-type="float">
            <text:p>056</text:p>
          </table:table-cell>
          <table:table-cell/>
          <table:table-cell office:value-type="string" calcext:value-type="string">
            <text:p>Fermi25-50</text:p>
          </table:table-cell>
          <table:table-cell table:number-columns-repeated="2"/>
          <table:table-cell office:value-type="date" office:date-value="2014-10-20T18:56:00" calcext:value-type="date">
            <text:p>18:56:00 20-Oct-14</text:p>
          </table:table-cell>
          <table:table-cell office:value-type="date" office:date-value="2014-10-20T19:09:00" calcext:value-type="date">
            <text:p>19:09:00 20-Oct-14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056_2</text:p>
          </table:table-cell>
          <table:table-cell/>
          <table:table-cell office:value-type="string" calcext:value-type="string">
            <text:p>Vernov</text:p>
          </table:table-cell>
          <table:table-cell table:number-columns-repeated="1021"/>
        </table:table-row>
        <table:table-row table:style-name="ro1">
          <table:table-cell table:style-name="ce13" office:value-type="float" office:value="57" calcext:value-type="float">
            <text:p>057</text:p>
          </table:table-cell>
          <table:table-cell table:number-columns-repeated="4"/>
          <table:table-cell office:value-type="date" office:date-value="2014-10-20T19:55:00" calcext:value-type="date">
            <text:p>19:55:00 20-Oct-14</text:p>
          </table:table-cell>
          <table:table-cell office:value-type="date" office:date-value="2014-10-20T21:05:00" calcext:value-type="date">
            <text:p>21:05:00 20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58" calcext:value-type="float">
            <text:p>058</text:p>
          </table:table-cell>
          <table:table-cell table:style-name="ce21"/>
          <table:table-cell table:style-name="ce21" office:value-type="string" calcext:value-type="string">
            <text:p>G1-8</text:p>
          </table:table-cell>
          <table:table-cell table:style-name="ce29" office:value-type="float" office:value="0.0000167" calcext:value-type="float">
            <text:p>1.67E-05</text:p>
          </table:table-cell>
          <table:table-cell table:style-name="ce37"/>
          <table:table-cell table:style-name="ce90" office:value-type="string" calcext:value-type="string">
            <text:p>22:46:00 20-Oct-14</text:p>
          </table:table-cell>
          <table:table-cell table:style-name="ce90" office:value-type="string" calcext:value-type="string">
            <text:p>22:51:00 20-Oct-14</text:p>
          </table:table-cell>
          <table:table-cell table:style-name="ce37" office:value-type="float" office:value="299.3" calcext:value-type="float">
            <text:p>299.3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2.06" calcext:value-type="float">
            <text:p>2.06</text:p>
          </table:table-cell>
          <table:table-cell table:style-name="ce21" office:value-type="float" office:value="51.23" calcext:value-type="float">
            <text:p>51.23</text:p>
          </table:table-cell>
          <table:table-cell table:style-name="ce21" office:value-type="float" office:value="15.97" calcext:value-type="float">
            <text:p>15.97</text:p>
          </table:table-cell>
          <table:table-cell table:style-name="ce21" office:value-type="float" office:value="8.65" calcext:value-type="float">
            <text:p>8.6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9.22" calcext:value-type="float">
            <text:p>39.2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35" table:number-columns-repeated="2"/>
          <table:table-cell/>
        </table:table-row>
        <table:table-row table:style-name="ro1">
          <table:table-cell table:style-name="ce13" office:value-type="float" office:value="59" calcext:value-type="float">
            <text:p>059</text:p>
          </table:table-cell>
          <table:table-cell table:number-columns-repeated="4"/>
          <table:table-cell office:value-type="date" office:date-value="2014-10-21T02:13:00" calcext:value-type="date">
            <text:p>02:13:00 21-Oct-14</text:p>
          </table:table-cell>
          <table:table-cell office:value-type="date" office:date-value="2014-10-21T02:35:00" calcext:value-type="date">
            <text:p>02:35:00 21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60" calcext:value-type="float">
            <text:p>060</text:p>
          </table:table-cell>
          <table:table-cell table:number-columns-repeated="4"/>
          <table:table-cell office:value-type="date" office:date-value="2014-10-21T06:01:00" calcext:value-type="date">
            <text:p>06:01:00 21-Oct-14</text:p>
          </table:table-cell>
          <table:table-cell office:value-type="date" office:date-value="2014-10-21T06:33:00" calcext:value-type="date">
            <text:p>06:33:00 21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61" calcext:value-type="float">
            <text:p>061</text:p>
          </table:table-cell>
          <table:table-cell table:number-columns-repeated="4"/>
          <table:table-cell office:value-type="date" office:date-value="2014-10-21T06:55:00" calcext:value-type="date">
            <text:p>06:55:00 21-Oct-14</text:p>
          </table:table-cell>
          <table:table-cell office:value-type="date" office:date-value="2014-10-21T07:13:00" calcext:value-type="date">
            <text:p>07:13:00 21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62" calcext:value-type="float">
            <text:p>062</text:p>
          </table:table-cell>
          <table:table-cell table:number-columns-repeated="4"/>
          <table:table-cell office:value-type="date" office:date-value="2014-10-21T08:09:00" calcext:value-type="date">
            <text:p>08:09:00 21-Oct-14</text:p>
          </table:table-cell>
          <table:table-cell office:value-type="date" office:date-value="2014-10-21T08:15:00" calcext:value-type="date">
            <text:p>08:15:00 21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63" calcext:value-type="float">
            <text:p>063</text:p>
          </table:table-cell>
          <table:table-cell table:number-columns-repeated="4"/>
          <table:table-cell office:value-type="date" office:date-value="2014-10-21T12:26:00" calcext:value-type="date">
            <text:p>12:26:00 21-Oct-14</text:p>
          </table:table-cell>
          <table:table-cell table:style-name="ce43" office:value-type="date" office:date-value="2014-10-21T12:34:00" calcext:value-type="date">
            <text:p>12:34:00 21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64" calcext:value-type="float">
            <text:p>064</text:p>
          </table:table-cell>
          <table:table-cell table:number-columns-repeated="4"/>
          <table:table-cell office:value-type="date" office:date-value="2014-10-21T13:36:59.999999" calcext:value-type="date">
            <text:p>13:37:00 21-Oct-14</text:p>
          </table:table-cell>
          <table:table-cell office:value-type="date" office:date-value="2014-10-21T13:42:00" calcext:value-type="date">
            <text:p>13:42:00 21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65" calcext:value-type="float">
            <text:p>065</text:p>
          </table:table-cell>
          <table:table-cell table:number-columns-repeated="4"/>
          <table:table-cell table:style-name="ce39" office:value-type="date" office:date-value="2014-10-21T18:54:00" calcext:value-type="date">
            <text:p>18:54:00 21-Oct-14</text:p>
          </table:table-cell>
          <table:table-cell office:value-type="date" office:date-value="2014-10-21T19:56:00" calcext:value-type="date">
            <text:p>19:56:00 21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66" calcext:value-type="float">
            <text:p>066</text:p>
          </table:table-cell>
          <table:table-cell table:number-columns-repeated="4"/>
          <table:table-cell office:value-type="date" office:date-value="2014-10-21T20:12:00" calcext:value-type="date">
            <text:p>20:12:00 21-Oct-14</text:p>
          </table:table-cell>
          <table:table-cell office:value-type="date" office:date-value="2014-10-21T21:00:00" calcext:value-type="date">
            <text:p>21:00:00 21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67" calcext:value-type="float">
            <text:p>067</text:p>
          </table:table-cell>
          <table:table-cell table:number-columns-repeated="4"/>
          <table:table-cell office:value-type="date" office:date-value="2014-10-21T21:56:00" calcext:value-type="date">
            <text:p>21:56:00 21-Oct-14</text:p>
          </table:table-cell>
          <table:table-cell office:value-type="date" office:date-value="2014-10-21T22:44:00" calcext:value-type="date">
            <text:p>22:44:00 21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68" calcext:value-type="float">
            <text:p>068</text:p>
          </table:table-cell>
          <table:table-cell table:style-name="ce21" office:value-type="string" calcext:value-type="string">
            <text:p>M8.7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221" calcext:value-type="float">
            <text:p>2.21E-05</text:p>
          </table:table-cell>
          <table:table-cell table:style-name="ce37" office:value-type="float" office:value="21.1" calcext:value-type="float">
            <text:p>21.1</text:p>
          </table:table-cell>
          <table:table-cell table:style-name="ce90" office:value-type="string" calcext:value-type="string">
            <text:p>01:43:10 22-Oct-14</text:p>
          </table:table-cell>
          <table:table-cell table:style-name="ce90" office:value-type="string" calcext:value-type="string">
            <text:p>01:46:00 22-Oct-14</text:p>
          </table:table-cell>
          <table:table-cell table:style-name="ce37" office:value-type="float" office:value="163.68" calcext:value-type="float">
            <text:p>163.7</text:p>
          </table:table-cell>
          <table:table-cell table:style-name="ce21" office:value-type="float" office:value="20.72" calcext:value-type="float">
            <text:p>20.72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0.01" calcext:value-type="float">
            <text:p>20.01</text:p>
          </table:table-cell>
          <table:table-cell table:style-name="ce21" office:value-type="float" office:value="2.98" calcext:value-type="float">
            <text:p>2.98</text:p>
          </table:table-cell>
          <table:table-cell table:style-name="ce21" office:value-type="float" office:value="2.73" calcext:value-type="float">
            <text:p>2.73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0.43" calcext:value-type="float">
            <text:p>20.43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35" table:number-columns-repeated="3"/>
        </table:table-row>
        <table:table-row table:style-name="ro1">
          <table:table-cell table:style-name="ce13" office:value-type="float" office:value="69" calcext:value-type="float">
            <text:p>069</text:p>
          </table:table-cell>
          <table:table-cell table:number-columns-repeated="4"/>
          <table:table-cell office:value-type="date" office:date-value="2014-10-22T05:13:00" calcext:value-type="date">
            <text:p>05:13:00 22-Oct-14</text:p>
          </table:table-cell>
          <table:table-cell office:value-type="date" office:date-value="2014-10-22T05:42:00" calcext:value-type="date">
            <text:p>05:42:00 22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70" calcext:value-type="float">
            <text:p>070</text:p>
          </table:table-cell>
          <table:table-cell table:number-columns-repeated="4"/>
          <table:table-cell table:style-name="ce39" office:value-type="date" office:date-value="2014-10-22T09:07:00" calcext:value-type="date">
            <text:p>09:07:00 22-Oct-14</text:p>
          </table:table-cell>
          <table:table-cell office:value-type="date" office:date-value="2014-10-22T09:49:00" calcext:value-type="date">
            <text:p>09:49:00 22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71" calcext:value-type="float">
            <text:p>071</text:p>
          </table:table-cell>
          <table:table-cell table:number-columns-repeated="4"/>
          <table:table-cell table:style-name="ce70" office:value-type="date" office:date-value="2014-10-22T12:01:00" calcext:value-type="date">
            <text:p>12:01:00 22-Oct-14</text:p>
          </table:table-cell>
          <table:table-cell table:style-name="ce75" office:value-type="date" office:date-value="2014-10-22T12:58:00" calcext:value-type="date">
            <text:p>12:58:00 22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72" calcext:value-type="float">
            <text:p>072</text:p>
          </table:table-cell>
          <table:table-cell table:style-name="ce21" office:value-type="string" calcext:value-type="string">
            <text:p>X1.6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922" calcext:value-type="float">
            <text:p>9.22E-05</text:p>
          </table:table-cell>
          <table:table-cell table:style-name="ce37" office:value-type="float" office:value="30.3" calcext:value-type="float">
            <text:p>30.3</text:p>
          </table:table-cell>
          <table:table-cell table:style-name="ce71" office:value-type="string" calcext:value-type="string">
            <text:p>14:06:55 22-Oct-14</text:p>
          </table:table-cell>
          <table:table-cell table:style-name="ce71" office:value-type="string" calcext:value-type="string">
            <text:p>14:09:30 22-Oct-14</text:p>
          </table:table-cell>
          <table:table-cell table:style-name="ce37" office:value-type="float" office:value="153.75" calcext:value-type="float">
            <text:p>153.8</text:p>
          </table:table-cell>
          <table:table-cell table:style-name="ce21" office:value-type="float" office:value="30.75" calcext:value-type="float">
            <text:p>30.75</text:p>
          </table:table-cell>
          <table:table-cell table:style-name="ce21" office:value-type="float" office:value="2.26" calcext:value-type="float">
            <text:p>2.26</text:p>
          </table:table-cell>
          <table:table-cell table:style-name="ce21" office:value-type="float" office:value="30.28" calcext:value-type="float">
            <text:p>30.28</text:p>
          </table:table-cell>
          <table:table-cell table:style-name="ce21" office:value-type="float" office:value="3.99" calcext:value-type="float">
            <text:p>3.99</text:p>
          </table:table-cell>
          <table:table-cell table:style-name="ce21" office:value-type="float" office:value="4.31" calcext:value-type="float">
            <text:p>4.31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9.2" calcext:value-type="float">
            <text:p>9.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35" table:number-columns-repeated="3"/>
        </table:table-row>
        <table:table-row table:style-name="ro1">
          <table:table-cell table:style-name="ce16" office:value-type="string" calcext:value-type="string">
            <text:p>72_2</text:p>
          </table:table-cell>
          <table:table-cell table:style-name="ce21" office:value-type="string" calcext:value-type="string">
            <text:p>X1.6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594" calcext:value-type="float">
            <text:p>5.94E-05</text:p>
          </table:table-cell>
          <table:table-cell table:style-name="ce37" office:value-type="float" office:value="49.4" calcext:value-type="float">
            <text:p>49.4</text:p>
          </table:table-cell>
          <table:table-cell table:style-name="ce71" office:value-type="string" calcext:value-type="string">
            <text:p>'14:15:24 22-OCT-14'</text:p>
          </table:table-cell>
          <table:table-cell table:style-name="ce71" office:value-type="string" calcext:value-type="string">
            <text:p>'14:23:40 22-OCT-14'</text:p>
          </table:table-cell>
          <table:table-cell table:style-name="ce37" office:value-type="float" office:value="495.37" calcext:value-type="float">
            <text:p>495.4</text:p>
          </table:table-cell>
          <table:table-cell table:style-name="ce80" office:value-type="float" office:value="49.74" calcext:value-type="float">
            <text:p>49.74</text:p>
          </table:table-cell>
          <table:table-cell table:style-name="ce80" office:value-type="float" office:value="1.2" calcext:value-type="float">
            <text:p>1.2</text:p>
          </table:table-cell>
          <table:table-cell table:style-name="ce80" office:value-type="float" office:value="46.36" calcext:value-type="float">
            <text:p>46.36</text:p>
          </table:table-cell>
          <table:table-cell table:style-name="ce80" office:value-type="float" office:value="7.37" calcext:value-type="float">
            <text:p>7.37</text:p>
          </table:table-cell>
          <table:table-cell table:style-name="ce80" office:value-type="float" office:value="6.98" calcext:value-type="float">
            <text:p>6.98</text:p>
          </table:table-cell>
          <table:table-cell table:style-name="ce80" office:value-type="float" office:value="99" calcext:value-type="float">
            <text:p>99</text:p>
          </table:table-cell>
          <table:table-cell table:style-name="ce80" office:value-type="float" office:value="41.46" calcext:value-type="float">
            <text:p>41.46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35" table:number-columns-repeated="3"/>
        </table:table-row>
        <table:table-row table:style-name="ro1">
          <table:table-cell table:style-name="ce5" office:value-type="string" calcext:value-type="string">
            <text:p>072_3</text:p>
          </table:table-cell>
          <table:table-cell table:style-name="ce31"/>
          <table:table-cell table:style-name="ce31" office:value-type="string" calcext:value-type="string">
            <text:p>Fermi50-100</text:p>
          </table:table-cell>
          <table:table-cell table:style-name="ce52"/>
          <table:table-cell table:style-name="ce60" office:value-type="float" office:value="30.6" calcext:value-type="float">
            <text:p>30.6</text:p>
          </table:table-cell>
          <table:table-cell table:style-name="ce66" table:number-columns-repeated="2"/>
          <table:table-cell table:style-name="ce60"/>
          <table:table-cell table:style-name="ce69" table:number-columns-repeated="9"/>
          <table:table-cell table:style-name="ce31"/>
          <table:table-cell table:style-name="ce89" table:number-columns-repeated="2"/>
          <table:table-cell table:style-name="ce31" table:number-columns-repeated="1001"/>
          <table:table-cell table:style-name="ce69" table:number-columns-repeated="3"/>
        </table:table-row>
        <table:table-row table:style-name="ro1">
          <table:table-cell table:style-name="ce13" office:value-type="float" office:value="73" calcext:value-type="float">
            <text:p>073</text:p>
          </table:table-cell>
          <table:table-cell/>
          <table:table-cell table:style-name="ce54"/>
          <table:table-cell table:number-columns-repeated="2"/>
          <table:table-cell office:value-type="date" office:date-value="2014-10-22T16:54:00" calcext:value-type="date">
            <text:p>16:54:00 22-Oct-14</text:p>
          </table:table-cell>
          <table:table-cell office:value-type="date" office:date-value="2014-10-22T17:07:00" calcext:value-type="date">
            <text:p>17:07:00 22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74" calcext:value-type="float">
            <text:p>074</text:p>
          </table:table-cell>
          <table:table-cell table:number-columns-repeated="4"/>
          <table:table-cell office:value-type="date" office:date-value="2014-10-23T04:16:00" calcext:value-type="date">
            <text:p>04:16:00 23-Oct-14</text:p>
          </table:table-cell>
          <table:table-cell office:value-type="date" office:date-value="2014-10-23T05:07:00" calcext:value-type="date">
            <text:p>05:07:00 23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75" calcext:value-type="float">
            <text:p>075</text:p>
          </table:table-cell>
          <table:table-cell table:number-columns-repeated="4"/>
          <table:table-cell office:value-type="date" office:date-value="2014-10-23T09:46:00" calcext:value-type="date">
            <text:p>09:46:00 23-Oct-14</text:p>
          </table:table-cell>
          <table:table-cell office:value-type="date" office:date-value="2014-10-23T10:14:00" calcext:value-type="date">
            <text:p>10:14:00 23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76" calcext:value-type="float">
            <text:p>076</text:p>
          </table:table-cell>
          <table:table-cell table:number-columns-repeated="4"/>
          <table:table-cell office:value-type="date" office:date-value="2014-10-23T15:02:00" calcext:value-type="date">
            <text:p>15:02:00 23-Oct-14</text:p>
          </table:table-cell>
          <table:table-cell office:value-type="date" office:date-value="2014-10-23T16:45:00" calcext:value-type="date">
            <text:p>16:45:00 23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77" calcext:value-type="float">
            <text:p>077</text:p>
          </table:table-cell>
          <table:table-cell table:number-columns-repeated="4"/>
          <table:table-cell office:value-type="date" office:date-value="2014-10-23T17:42:00" calcext:value-type="date">
            <text:p>17:42:00 23-Oct-14</text:p>
          </table:table-cell>
          <table:table-cell office:value-type="date" office:date-value="2014-10-23T18:43:00" calcext:value-type="date">
            <text:p>18:43:00 23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78" calcext:value-type="float">
            <text:p>078</text:p>
          </table:table-cell>
          <table:table-cell table:number-columns-repeated="4"/>
          <table:table-cell office:value-type="date" office:date-value="2014-10-23T19:13:00" calcext:value-type="date">
            <text:p>19:13:00 23-Oct-14</text:p>
          </table:table-cell>
          <table:table-cell office:value-type="date" office:date-value="2014-10-23T19:23:00" calcext:value-type="date">
            <text:p>19:23:00 23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79" calcext:value-type="float">
            <text:p>079</text:p>
          </table:table-cell>
          <table:table-cell/>
          <table:table-cell office:value-type="string" calcext:value-type="string">
            <text:p>NorH</text:p>
          </table:table-cell>
          <table:table-cell table:number-columns-repeated="2"/>
          <table:table-cell office:value-type="date" office:date-value="2014-10-24T02:35:00" calcext:value-type="date">
            <text:p>02:35:00 24-Oct-14</text:p>
          </table:table-cell>
          <table:table-cell office:value-type="date" office:date-value="2014-10-24T02:52:00" calcext:value-type="date">
            <text:p>02:52:00 24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80" calcext:value-type="float">
            <text:p>080</text:p>
          </table:table-cell>
          <table:table-cell/>
          <table:table-cell office:value-type="string" calcext:value-type="string">
            <text:p>NorH</text:p>
          </table:table-cell>
          <table:table-cell table:number-columns-repeated="2"/>
          <table:table-cell office:value-type="date" office:date-value="2014-10-24T02:54:00" calcext:value-type="date">
            <text:p>02:54:00 24-Oct-14</text:p>
          </table:table-cell>
          <table:table-cell office:value-type="date" office:date-value="2014-10-24T03:24:00" calcext:value-type="date">
            <text:p>03:24:00 24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81" calcext:value-type="float">
            <text:p>081</text:p>
          </table:table-cell>
          <table:table-cell table:style-name="ce54" table:number-columns-repeated="2"/>
          <table:table-cell table:number-columns-repeated="2"/>
          <table:table-cell office:value-type="date" office:date-value="2014-10-24T03:56:00" calcext:value-type="date">
            <text:p>03:56:00 24-Oct-14</text:p>
          </table:table-cell>
          <table:table-cell office:value-type="date" office:date-value="2014-10-24T04:30:00" calcext:value-type="date">
            <text:p>04:30:00 24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82" calcext:value-type="float">
            <text:p>082</text:p>
          </table:table-cell>
          <table:table-cell table:number-columns-repeated="4"/>
          <table:table-cell office:value-type="date" office:date-value="2014-10-24T07:39:00" calcext:value-type="date">
            <text:p>07:39:00 24-Oct-14</text:p>
          </table:table-cell>
          <table:table-cell office:value-type="date" office:date-value="2014-10-24T08:31:00" calcext:value-type="date">
            <text:p>08:31:00 24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83" calcext:value-type="float">
            <text:p>083</text:p>
          </table:table-cell>
          <table:table-cell table:number-columns-repeated="4"/>
          <table:table-cell office:value-type="date" office:date-value="2014-10-24T09:53:00" calcext:value-type="date">
            <text:p>09:53:00 24-Oct-14</text:p>
          </table:table-cell>
          <table:table-cell office:value-type="date" office:date-value="2014-10-24T12:32:00" calcext:value-type="date">
            <text:p>12:32:00 24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84" calcext:value-type="float">
            <text:p>084</text:p>
          </table:table-cell>
          <table:table-cell table:number-columns-repeated="4"/>
          <table:table-cell office:value-type="date" office:date-value="2014-10-24T14:47:00" calcext:value-type="date">
            <text:p>14:47:00 24-Oct-14</text:p>
          </table:table-cell>
          <table:table-cell office:value-type="date" office:date-value="2014-10-24T17:05:00" calcext:value-type="date">
            <text:p>17:05:00 24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85" calcext:value-type="float">
            <text:p>085</text:p>
          </table:table-cell>
          <table:table-cell table:style-name="ce21" office:value-type="string" calcext:value-type="string">
            <text:p>X3.1</text:p>
          </table:table-cell>
          <table:table-cell table:style-name="ce21" office:value-type="string" calcext:value-type="string">
            <text:p>G0.5-4</text:p>
          </table:table-cell>
          <table:table-cell table:style-name="ce21" office:value-type="float" office:value="0.000103" calcext:value-type="float">
            <text:p>0.000103</text:p>
          </table:table-cell>
          <table:table-cell table:style-name="ce37" office:value-type="float" office:value="49.6" calcext:value-type="float">
            <text:p>49.6</text:p>
          </table:table-cell>
          <table:table-cell table:style-name="ce90" office:value-type="date" office:date-value="2014-10-24T20:46:00" calcext:value-type="date">
            <text:p>20:46:00 24-Oct-14</text:p>
          </table:table-cell>
          <table:table-cell table:style-name="ce90" office:value-type="date" office:date-value="2014-10-25T01:25:00" calcext:value-type="date">
            <text:p>01:25:00 25-Oct-14</text:p>
          </table:table-cell>
          <table:table-cell table:style-name="ce37" office:value-type="float" office:value="270.6" calcext:value-type="float">
            <text:p>270.6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66" calcext:value-type="float">
            <text:p>1.66</text:p>
          </table:table-cell>
          <table:table-cell table:style-name="ce21" office:value-type="float" office:value="52.68" calcext:value-type="float">
            <text:p>52.68</text:p>
          </table:table-cell>
          <table:table-cell table:style-name="ce21" office:value-type="float" office:value="8.66" calcext:value-type="float">
            <text:p>8.66</text:p>
          </table:table-cell>
          <table:table-cell table:style-name="ce21" office:value-type="float" office:value="9.96" calcext:value-type="float">
            <text:p>9.96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7.34" calcext:value-type="float">
            <text:p>27.3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ice one</text:p>
          </table:table-cell>
          <table:table-cell table:style-name="ce86"/>
          <table:table-cell table:style-name="ce21" table:number-columns-repeated="1001"/>
          <table:table-cell table:style-name="ce35" table:number-columns-repeated="3"/>
        </table:table-row>
        <table:table-row table:style-name="ro1">
          <table:table-cell table:style-name="ce13" office:value-type="float" office:value="86" calcext:value-type="float">
            <text:p>086</text:p>
          </table:table-cell>
          <table:table-cell table:number-columns-repeated="4"/>
          <table:table-cell office:value-type="date" office:date-value="2014-10-25T04:07:00" calcext:value-type="date">
            <text:p>04:07:00 25-Oct-14</text:p>
          </table:table-cell>
          <table:table-cell office:value-type="date" office:date-value="2014-10-25T04:25:00" calcext:value-type="date">
            <text:p>04:25:00 25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87" calcext:value-type="float">
            <text:p>087</text:p>
          </table:table-cell>
          <table:table-cell table:number-columns-repeated="4"/>
          <table:table-cell office:value-type="date" office:date-value="2014-10-25T07:22:00" calcext:value-type="date">
            <text:p>07:22:00 25-Oct-14</text:p>
          </table:table-cell>
          <table:table-cell office:value-type="date" office:date-value="2014-10-25T09:10:00" calcext:value-type="date">
            <text:p>09:10:00 25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88" calcext:value-type="float">
            <text:p>088</text:p>
          </table:table-cell>
          <table:table-cell table:number-columns-repeated="4"/>
          <table:table-cell office:value-type="date" office:date-value="2014-10-25T09:44:00" calcext:value-type="date">
            <text:p>09:44:00 25-Oct-14</text:p>
          </table:table-cell>
          <table:table-cell office:value-type="date" office:date-value="2014-10-25T10:11:00" calcext:value-type="date">
            <text:p>10:11:00 25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89" calcext:value-type="float">
            <text:p>089</text:p>
          </table:table-cell>
          <table:table-cell table:number-columns-repeated="4"/>
          <table:table-cell table:style-name="ce43" office:value-type="date" office:date-value="2014-10-25T12:14:00" calcext:value-type="date">
            <text:p>12:14:00 25-Oct-14</text:p>
          </table:table-cell>
          <table:table-cell office:value-type="date" office:date-value="2014-10-25T13:04:00" calcext:value-type="date">
            <text:p>13:04:00 25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90" calcext:value-type="float">
            <text:p>090</text:p>
          </table:table-cell>
          <table:table-cell table:number-columns-repeated="4"/>
          <table:table-cell office:value-type="date" office:date-value="2014-10-25T14:57:00" calcext:value-type="date">
            <text:p>14:57:00 25-Oct-14</text:p>
          </table:table-cell>
          <table:table-cell office:value-type="date" office:date-value="2014-10-25T15:18:00" calcext:value-type="date">
            <text:p>15:18:00 25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91" calcext:value-type="float">
            <text:p>091</text:p>
          </table:table-cell>
          <table:table-cell table:number-columns-repeated="4"/>
          <table:table-cell office:value-type="date" office:date-value="2014-10-25T15:47:00" calcext:value-type="date">
            <text:p>15:47:00 25-Oct-14</text:p>
          </table:table-cell>
          <table:table-cell office:value-type="date" office:date-value="2014-10-25T16:24:00" calcext:value-type="date">
            <text:p>16:24:00 25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92" calcext:value-type="float">
            <text:p>092</text:p>
          </table:table-cell>
          <table:table-cell table:style-name="ce21" office:value-type="string" calcext:value-type="string">
            <text:p>X1.0</text:p>
          </table:table-cell>
          <table:table-cell table:style-name="ce21" office:value-type="string" calcext:value-type="string">
            <text:p>G1-8</text:p>
          </table:table-cell>
          <table:table-cell table:style-name="ce21" office:value-type="float" office:value="0.000141" calcext:value-type="float">
            <text:p>0.000141</text:p>
          </table:table-cell>
          <table:table-cell table:style-name="ce37" office:value-type="float" office:value="25.1" calcext:value-type="float">
            <text:p>25.1</text:p>
          </table:table-cell>
          <table:table-cell table:style-name="ce90" office:value-type="string" calcext:value-type="string">
            <text:p>17:01:50 25-OCT-14</text:p>
          </table:table-cell>
          <table:table-cell table:style-name="ce90" office:value-type="string" calcext:value-type="string">
            <text:p>17:06:00 25-OCT-14</text:p>
          </table:table-cell>
          <table:table-cell table:style-name="ce37" office:value-type="float" office:value="250.1" calcext:value-type="float">
            <text:p>250.1</text:p>
          </table:table-cell>
          <table:table-cell table:style-name="ce21" office:value-type="float" office:value="25.215" calcext:value-type="float">
            <text:p>25.215</text:p>
          </table:table-cell>
          <table:table-cell table:style-name="ce21" office:value-type="float" office:value="1.86" calcext:value-type="float">
            <text:p>1.86</text:p>
          </table:table-cell>
          <table:table-cell table:style-name="ce21" office:value-type="float" office:value="23.25" calcext:value-type="float">
            <text:p>23.25</text:p>
          </table:table-cell>
          <table:table-cell table:style-name="ce21" office:value-type="float" office:value="4.79" calcext:value-type="float">
            <text:p>4.79</text:p>
          </table:table-cell>
          <table:table-cell table:style-name="ce21" office:value-type="float" office:value="5.42" calcext:value-type="float">
            <text:p>5.42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8.21" calcext:value-type="float">
            <text:p>18.2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ice growing signal</text:p>
          </table:table-cell>
          <table:table-cell table:style-name="ce86"/>
          <table:table-cell table:style-name="ce21" table:number-columns-repeated="1001"/>
          <table:table-cell table:style-name="ce35" table:number-columns-repeated="3"/>
        </table:table-row>
        <table:table-row table:style-name="ro4">
          <table:table-cell table:style-name="ce16" office:value-type="string" calcext:value-type="string">
            <text:p>092_2</text:p>
          </table:table-cell>
          <table:table-cell table:style-name="ce21" office:value-type="string" calcext:value-type="string">
            <text:p>X1.0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374" calcext:value-type="float">
            <text:p>3.74E-05</text:p>
          </table:table-cell>
          <table:table-cell table:style-name="ce37" office:value-type="float" office:value="25.1" calcext:value-type="float">
            <text:p>25.1</text:p>
          </table:table-cell>
          <table:table-cell table:style-name="ce90" office:value-type="string" calcext:value-type="string">
            <text:p>'17:01:50 25-OCT-14'</text:p>
          </table:table-cell>
          <table:table-cell table:style-name="ce90" office:value-type="string" calcext:value-type="string">
            <text:p>'17:06:00 25-OCT-14'</text:p>
          </table:table-cell>
          <table:table-cell table:style-name="ce37" office:value-type="float" office:value="250.1" calcext:value-type="float">
            <text:p>250.1</text:p>
          </table:table-cell>
          <table:table-cell table:style-name="ce21" office:value-type="float" office:value="25.21" calcext:value-type="float">
            <text:p>25.21</text:p>
          </table:table-cell>
          <table:table-cell table:style-name="ce21" office:value-type="float" office:value="1.78" calcext:value-type="float">
            <text:p>1.78</text:p>
          </table:table-cell>
          <table:table-cell table:style-name="ce21" office:value-type="float" office:value="24.3" calcext:value-type="float">
            <text:p>24.3</text:p>
          </table:table-cell>
          <table:table-cell table:style-name="ce21" office:value-type="float" office:value="3.91" calcext:value-type="float">
            <text:p>3.9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21.15" calcext:value-type="float">
            <text:p>21.1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G/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Weird shape- decreases, then increases a bit</text:p>
          </table:table-cell>
          <table:table-cell table:style-name="ce86"/>
          <table:table-cell table:style-name="ce21" table:number-columns-repeated="1001"/>
          <table:table-cell table:style-name="ce35" table:number-columns-repeated="3"/>
        </table:table-row>
        <table:table-row table:style-name="ro1">
          <table:table-cell table:style-name="ce13" office:value-type="float" office:value="93" calcext:value-type="float">
            <text:p>093</text:p>
          </table:table-cell>
          <table:table-cell table:number-columns-repeated="4"/>
          <table:table-cell office:value-type="date" office:date-value="2014-10-25T23:21:00" calcext:value-type="date">
            <text:p>23:21:00 25-Oct-14</text:p>
          </table:table-cell>
          <table:table-cell office:value-type="date" office:date-value="2014-10-26T00:06:00" calcext:value-type="date">
            <text:p>00:06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94" calcext:value-type="float">
            <text:p>094</text:p>
          </table:table-cell>
          <table:table-cell table:number-columns-repeated="4"/>
          <table:table-cell office:value-type="date" office:date-value="2014-10-26T01:10:00" calcext:value-type="date">
            <text:p>01:10:00 26-Oct-14</text:p>
          </table:table-cell>
          <table:table-cell office:value-type="date" office:date-value="2014-10-26T01:26:00" calcext:value-type="date">
            <text:p>01:26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95" calcext:value-type="float">
            <text:p>095</text:p>
          </table:table-cell>
          <table:table-cell table:number-columns-repeated="4"/>
          <table:table-cell office:value-type="date" office:date-value="2014-10-26T05:10:00" calcext:value-type="date">
            <text:p>05:10:00 26-Oct-14</text:p>
          </table:table-cell>
          <table:table-cell office:value-type="date" office:date-value="2014-10-26T05:37:00" calcext:value-type="date">
            <text:p>05:37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96" calcext:value-type="float">
            <text:p>096</text:p>
          </table:table-cell>
          <table:table-cell table:number-columns-repeated="4"/>
          <table:table-cell office:value-type="date" office:date-value="2014-10-26T05:42:00" calcext:value-type="date">
            <text:p>05:42:00 26-Oct-14</text:p>
          </table:table-cell>
          <table:table-cell office:value-type="date" office:date-value="2014-10-26T06:08:00" calcext:value-type="date">
            <text:p>06:08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97" calcext:value-type="float">
            <text:p>097</text:p>
          </table:table-cell>
          <table:table-cell table:number-columns-repeated="4"/>
          <table:table-cell office:value-type="date" office:date-value="2014-10-26T06:09:00" calcext:value-type="date">
            <text:p>06:09:00 26-Oct-14</text:p>
          </table:table-cell>
          <table:table-cell office:value-type="date" office:date-value="2014-10-26T06:55:00" calcext:value-type="date">
            <text:p>06:55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98" calcext:value-type="float">
            <text:p>098</text:p>
          </table:table-cell>
          <table:table-cell/>
          <table:table-cell office:value-type="string" calcext:value-type="string">
            <text:p>Fermi25-50</text:p>
          </table:table-cell>
          <table:table-cell table:number-columns-repeated="2"/>
          <table:table-cell office:value-type="date" office:date-value="2014-10-26T10:35:00" calcext:value-type="date">
            <text:p>10:35:00 26-Oct-14</text:p>
          </table:table-cell>
          <table:table-cell office:value-type="date" office:date-value="2014-10-26T12:10:00" calcext:value-type="date">
            <text:p>12:10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99" calcext:value-type="float">
            <text:p>099</text:p>
          </table:table-cell>
          <table:table-cell table:number-columns-repeated="4"/>
          <table:table-cell office:value-type="date" office:date-value="2014-10-26T13:05:00" calcext:value-type="date">
            <text:p>13:05:00 26-Oct-14</text:p>
          </table:table-cell>
          <table:table-cell office:value-type="date" office:date-value="2014-10-26T13:54:00" calcext:value-type="date">
            <text:p>13:54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number-columns-repeated="4"/>
          <table:table-cell office:value-type="date" office:date-value="2014-10-26T15:06:00" calcext:value-type="date">
            <text:p>15:06:00 26-Oct-14</text:p>
          </table:table-cell>
          <table:table-cell office:value-type="date" office:date-value="2014-10-26T15:52:00" calcext:value-type="date">
            <text:p>15:52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table:number-columns-repeated="4"/>
          <table:table-cell office:value-type="date" office:date-value="2014-10-26T15:52:00" calcext:value-type="date">
            <text:p>15:52:00 26-Oct-14</text:p>
          </table:table-cell>
          <table:table-cell office:value-type="date" office:date-value="2014-10-26T16:09:00" calcext:value-type="date">
            <text:p>16:09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02" calcext:value-type="float">
            <text:p>102</text:p>
          </table:table-cell>
          <table:table-cell table:number-columns-repeated="4"/>
          <table:table-cell office:value-type="date" office:date-value="2014-10-26T17:07:00" calcext:value-type="date">
            <text:p>17:07:00 26-Oct-14</text:p>
          </table:table-cell>
          <table:table-cell office:value-type="date" office:date-value="2014-10-26T17:46:00" calcext:value-type="date">
            <text:p>17:46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table:number-columns-repeated="4"/>
          <table:table-cell office:value-type="date" office:date-value="2014-10-26T17:56:00" calcext:value-type="date">
            <text:p>17:56:00 26-Oct-14</text:p>
          </table:table-cell>
          <table:table-cell office:value-type="date" office:date-value="2014-10-26T18:07:00" calcext:value-type="date">
            <text:p>18:07:00 26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104" calcext:value-type="float">
            <text:p>104</text:p>
          </table:table-cell>
          <table:table-cell table:style-name="ce21" office:value-type="string" calcext:value-type="string">
            <text:p>M4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606" calcext:value-type="float">
            <text:p>6.06E-05</text:p>
          </table:table-cell>
          <table:table-cell table:style-name="ce35" office:value-type="float" office:value="20.3" calcext:value-type="float">
            <text:p>20.3</text:p>
          </table:table-cell>
          <table:table-cell table:style-name="ce90" office:value-type="date" office:date-value="2014-10-26T18:12:00" calcext:value-type="date">
            <text:p>18:12:00 26-Oct-14</text:p>
          </table:table-cell>
          <table:table-cell table:style-name="ce90" office:value-type="date" office:date-value="2014-10-26T18:15:30" calcext:value-type="date">
            <text:p>18:15:30 26-Oct-14</text:p>
          </table:table-cell>
          <table:table-cell table:style-name="ce37" office:value-type="float" office:value="208.79" calcext:value-type="float">
            <text:p>208.8</text:p>
          </table:table-cell>
          <table:table-cell table:style-name="ce21" office:value-type="float" office:value="21.08" calcext:value-type="float">
            <text:p>21.08</text:p>
          </table:table-cell>
          <table:table-cell table:style-name="ce21" office:value-type="float" office:value="1.51" calcext:value-type="float">
            <text:p>1.51</text:p>
          </table:table-cell>
          <table:table-cell table:style-name="ce21" office:value-type="float" office:value="21.25" calcext:value-type="float">
            <text:p>21.25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4.31" calcext:value-type="float">
            <text:p>4.31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46.51" calcext:value-type="float">
            <text:p>46.5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35" table:number-columns-repeated="3"/>
        </table:table-row>
        <table:table-row table:style-name="ro1">
          <table:table-cell table:style-name="ce5" office:value-type="string" calcext:value-type="string">
            <text:p>104_2</text:p>
          </table:table-cell>
          <table:table-cell table:style-name="ce31"/>
          <table:table-cell table:style-name="ce31" office:value-type="string" calcext:value-type="string">
            <text:p>Fermi25-50</text:p>
          </table:table-cell>
          <table:table-cell table:style-name="ce52"/>
          <table:table-cell table:style-name="ce69"/>
          <table:table-cell table:style-name="ce66" table:number-columns-repeated="2"/>
          <table:table-cell table:style-name="ce60"/>
          <table:table-cell table:style-name="ce31" table:number-columns-repeated="10"/>
          <table:table-cell table:style-name="ce89" table:number-columns-repeated="2"/>
          <table:table-cell table:style-name="ce31" table:number-columns-repeated="1001"/>
          <table:table-cell table:style-name="ce69" table:number-columns-repeated="3"/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table:number-columns-repeated="4"/>
          <table:table-cell office:value-type="date" office:date-value="2014-10-26T18:41:00" calcext:value-type="date">
            <text:p>18:41:00 26-Oct-14</text:p>
          </table:table-cell>
          <table:table-cell office:value-type="date" office:date-value="2014-10-26T19:28:00" calcext:value-type="date">
            <text:p>19:28:00 26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106" calcext:value-type="float">
            <text:p>106</text:p>
          </table:table-cell>
          <table:table-cell table:style-name="ce21" office:value-type="string" calcext:value-type="string">
            <text:p>M2.4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261" calcext:value-type="float">
            <text:p>2.61E-05</text:p>
          </table:table-cell>
          <table:table-cell table:style-name="ce37" office:value-type="float" office:value="36.4" calcext:value-type="float">
            <text:p>36.4</text:p>
          </table:table-cell>
          <table:table-cell table:style-name="ce90" office:value-type="string" calcext:value-type="string">
            <text:p>20:04:00 26-OCT-14</text:p>
          </table:table-cell>
          <table:table-cell table:style-name="ce90" office:value-type="string" calcext:value-type="string">
            <text:p>20:09:30 26-OCT-14</text:p>
          </table:table-cell>
          <table:table-cell table:style-name="ce37" office:value-type="float" office:value="330.05" calcext:value-type="float">
            <text:p>330.1</text:p>
          </table:table-cell>
          <table:table-cell table:style-name="ce21" office:value-type="float" office:value="36.67" calcext:value-type="float">
            <text:p>36.6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4.58" calcext:value-type="float">
            <text:p>34.58</text:p>
          </table:table-cell>
          <table:table-cell table:style-name="ce21" office:value-type="float" office:value="5.99" calcext:value-type="float">
            <text:p>5.99</text:p>
          </table:table-cell>
          <table:table-cell table:style-name="ce21" office:value-type="float" office:value="5.4" calcext:value-type="float">
            <text:p>5.4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1.3" calcext:value-type="float">
            <text:p>11.3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35" table:number-columns-repeated="3"/>
        </table:table-row>
        <table:table-row table:style-name="ro1">
          <table:table-cell table:style-name="ce5" office:value-type="string" calcext:value-type="string">
            <text:p>106_2</text:p>
          </table:table-cell>
          <table:table-cell table:style-name="ce31"/>
          <table:table-cell table:style-name="ce31" office:value-type="string" calcext:value-type="string">
            <text:p>Fermi25-50</text:p>
          </table:table-cell>
          <table:table-cell table:style-name="ce52"/>
          <table:table-cell table:style-name="ce60"/>
          <table:table-cell table:style-name="ce66" table:number-columns-repeated="2"/>
          <table:table-cell table:style-name="ce60"/>
          <table:table-cell table:style-name="ce31" table:number-columns-repeated="10"/>
          <table:table-cell table:style-name="ce89" table:number-columns-repeated="2"/>
          <table:table-cell table:style-name="ce31" table:number-columns-repeated="1001"/>
          <table:table-cell table:style-name="ce69" table:number-columns-repeated="3"/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table:number-columns-repeated="4"/>
          <table:table-cell office:value-type="date" office:date-value="2014-10-26T21:45:00" calcext:value-type="date">
            <text:p>21:45:00 26-Oct-14</text:p>
          </table:table-cell>
          <table:table-cell office:value-type="date" office:date-value="2014-10-26T23:00:00" calcext:value-type="date">
            <text:p>23:00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08" calcext:value-type="float">
            <text:p>108</text:p>
          </table:table-cell>
          <table:table-cell table:number-columns-repeated="4"/>
          <table:table-cell office:value-type="date" office:date-value="2014-10-27T00:03:00" calcext:value-type="date">
            <text:p>00:03:00 27-Oct-14</text:p>
          </table:table-cell>
          <table:table-cell office:value-type="date" office:date-value="2014-10-27T01:03:00" calcext:value-type="date">
            <text:p>01:03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table:number-columns-repeated="4"/>
          <table:table-cell office:value-type="date" office:date-value="2014-10-27T01:45:00" calcext:value-type="date">
            <text:p>01:45:00 27-Oct-14</text:p>
          </table:table-cell>
          <table:table-cell office:value-type="date" office:date-value="2014-10-27T02:16:00" calcext:value-type="date">
            <text:p>02:16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table:number-columns-repeated="4"/>
          <table:table-cell office:value-type="date" office:date-value="2014-10-27T03:34:00" calcext:value-type="date">
            <text:p>03:34:00 27-Oct-14</text:p>
          </table:table-cell>
          <table:table-cell table:style-name="ce43" office:value-type="date" office:date-value="2014-10-27T04:13:00" calcext:value-type="date">
            <text:p>04:13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table:number-columns-repeated="4"/>
          <table:table-cell office:value-type="date" office:date-value="2014-10-27T05:02:00" calcext:value-type="date">
            <text:p>05:02:00 27-Oct-14</text:p>
          </table:table-cell>
          <table:table-cell table:style-name="ce43" office:value-type="date" office:date-value="2014-10-27T05:16:00" calcext:value-type="date">
            <text:p>05:16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2" calcext:value-type="float">
            <text:p>112</text:p>
          </table:table-cell>
          <table:table-cell table:number-columns-repeated="4"/>
          <table:table-cell office:value-type="date" office:date-value="2014-10-27T05:21:00" calcext:value-type="date">
            <text:p>05:21:00 27-Oct-14</text:p>
          </table:table-cell>
          <table:table-cell office:value-type="date" office:date-value="2014-10-27T06:11:00" calcext:value-type="date">
            <text:p>06:11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table:number-columns-repeated="4"/>
          <table:table-cell office:value-type="date" office:date-value="2014-10-27T06:57:00" calcext:value-type="date">
            <text:p>06:57:00 27-Oct-14</text:p>
          </table:table-cell>
          <table:table-cell office:value-type="date" office:date-value="2014-10-27T07:12:00" calcext:value-type="date">
            <text:p>07:12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4" calcext:value-type="float">
            <text:p>114</text:p>
          </table:table-cell>
          <table:table-cell table:number-columns-repeated="4"/>
          <table:table-cell office:value-type="date" office:date-value="2014-10-27T07:12:00" calcext:value-type="date">
            <text:p>07:12:00 27-Oct-14</text:p>
          </table:table-cell>
          <table:table-cell office:value-type="date" office:date-value="2014-10-27T07:30:00" calcext:value-type="date">
            <text:p>07:30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table:number-columns-repeated="4"/>
          <table:table-cell office:value-type="date" office:date-value="2014-10-27T09:55:00" calcext:value-type="date">
            <text:p>09:55:00 27-Oct-14</text:p>
          </table:table-cell>
          <table:table-cell office:value-type="date" office:date-value="2014-10-27T11:05:00" calcext:value-type="date">
            <text:p>11:05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6" calcext:value-type="float">
            <text:p>116</text:p>
          </table:table-cell>
          <table:table-cell table:number-columns-repeated="4"/>
          <table:table-cell table:style-name="ce39" office:value-type="date" office:date-value="2014-10-27T14:05:00" calcext:value-type="date">
            <text:p>14:05:00 27-Oct-14</text:p>
          </table:table-cell>
          <table:table-cell office:value-type="date" office:date-value="2014-10-27T16:56:00" calcext:value-type="date">
            <text:p>16:56:00 27-Oct-14</text:p>
          </table:table-cell>
          <table:table-cell table:number-columns-repeated="1017"/>
        </table:table-row>
        <table:table-row table:style-name="ro10">
          <table:table-cell table:style-name="ce16" office:value-type="float" office:value="117" calcext:value-type="float">
            <text:p>117</text:p>
          </table:table-cell>
          <table:table-cell table:style-name="ce21" office:value-type="string" calcext:value-type="string">
            <text:p>M1.4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62" calcext:value-type="float">
            <text:p>1.62E-05</text:p>
          </table:table-cell>
          <table:table-cell table:style-name="ce37" office:value-type="float" office:value="12.3" calcext:value-type="float">
            <text:p>12.3</text:p>
          </table:table-cell>
          <table:table-cell table:style-name="ce90" office:value-type="string" calcext:value-type="string">
            <text:p>17:36:00 27-OCT-14</text:p>
          </table:table-cell>
          <table:table-cell table:style-name="ce90" office:value-type="string" calcext:value-type="string">
            <text:p>17:37:40 27-OCT-14</text:p>
          </table:table-cell>
          <table:table-cell table:style-name="ce37" office:value-type="float" office:value="100.3" calcext:value-type="float">
            <text:p>100.3</text:p>
          </table:table-cell>
          <table:table-cell table:style-name="ce21" office:value-type="float" office:value="14.33" calcext:value-type="float">
            <text:p>14.3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.78" calcext:value-type="float">
            <text:p>10.78</text:p>
          </table:table-cell>
          <table:table-cell table:style-name="ce21" office:value-type="float" office:value="2.93" calcext:value-type="float">
            <text:p>2.93</text:p>
          </table:table-cell>
          <table:table-cell table:style-name="ce21" office:value-type="float" office:value="2.64" calcext:value-type="float">
            <text:p>2.64</text:p>
          </table:table-cell>
          <table:table-cell table:style-name="ce21" office:value-type="string" calcext:value-type="string">
            <text:p>*1st mode so can’t reliably say: (graphically a 99)</text:p>
          </table:table-cell>
          <table:table-cell table:style-name="ce21" office:value-type="float" office:value="16.69" calcext:value-type="float">
            <text:p>16.6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WT (emd). Steady (raw)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Poor fit really;1st mode so can’t reliably find CI. Fits well for 2/3 cycles of oscillation. EMD gives <text:s/>WT shape, but raw is steady. Not a fan of this result, but best.</text:p>
          </table:table-cell>
          <table:table-cell table:style-name="ce86"/>
          <table:table-cell table:style-name="ce21" table:number-columns-repeated="1001"/>
          <table:table-cell table:style-name="ce35" table:number-columns-repeated="3"/>
        </table:table-row>
        <table:table-row table:style-name="ro1">
          <table:table-cell table:style-name="ce13" office:value-type="float" office:value="118" calcext:value-type="float">
            <text:p>118</text:p>
          </table:table-cell>
          <table:table-cell table:number-columns-repeated="4"/>
          <table:table-cell office:value-type="date" office:date-value="2014-10-27T21:18:00" calcext:value-type="date">
            <text:p>21:18:00 27-Oct-14</text:p>
          </table:table-cell>
          <table:table-cell office:value-type="date" office:date-value="2014-10-27T21:45:00" calcext:value-type="date">
            <text:p>21:45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9" calcext:value-type="float">
            <text:p>119</text:p>
          </table:table-cell>
          <table:table-cell table:number-columns-repeated="4"/>
          <table:table-cell office:value-type="date" office:date-value="2014-10-27T22:52:00" calcext:value-type="date">
            <text:p>22:52:00 27-Oct-14</text:p>
          </table:table-cell>
          <table:table-cell office:value-type="date" office:date-value="2014-10-27T23:30:00" calcext:value-type="date">
            <text:p>23:30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table:number-columns-repeated="4"/>
          <table:table-cell office:value-type="date" office:date-value="2014-10-28T02:02:00" calcext:value-type="date">
            <text:p>02:02:00 28-Oct-14</text:p>
          </table:table-cell>
          <table:table-cell office:value-type="date" office:date-value="2014-10-28T03:14:00" calcext:value-type="date">
            <text:p>03:14:00 2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1" calcext:value-type="float">
            <text:p>121</text:p>
          </table:table-cell>
          <table:table-cell table:number-columns-repeated="4"/>
          <table:table-cell office:value-type="date" office:date-value="2014-10-28T06:07:00" calcext:value-type="date">
            <text:p>06:07:00 28-Oct-14</text:p>
          </table:table-cell>
          <table:table-cell office:value-type="date" office:date-value="2014-10-28T06:37:00" calcext:value-type="date">
            <text:p>06:37:00 2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table:number-columns-repeated="4"/>
          <table:table-cell office:value-type="date" office:date-value="2014-10-28T08:21:00" calcext:value-type="date">
            <text:p>08:21:00 28-Oct-14</text:p>
          </table:table-cell>
          <table:table-cell office:value-type="date" office:date-value="2014-10-28T08:34:00" calcext:value-type="date">
            <text:p>08:34:00 2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table:number-columns-repeated="4"/>
          <table:table-cell office:value-type="date" office:date-value="2014-10-28T11:03:00" calcext:value-type="date">
            <text:p>11:03:00 28-Oct-14</text:p>
          </table:table-cell>
          <table:table-cell office:value-type="date" office:date-value="2014-10-28T11:21:00" calcext:value-type="date">
            <text:p>11:21:00 2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4" calcext:value-type="float">
            <text:p>124</text:p>
          </table:table-cell>
          <table:table-cell table:number-columns-repeated="4"/>
          <table:table-cell office:value-type="date" office:date-value="2014-10-28T13:55:00" calcext:value-type="date">
            <text:p>13:55:00 28-Oct-14</text:p>
          </table:table-cell>
          <table:table-cell office:value-type="date" office:date-value="2014-10-28T15:15:00" calcext:value-type="date">
            <text:p>15:15:00 2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table:number-columns-repeated="4"/>
          <table:table-cell office:value-type="date" office:date-value="2014-10-29T03:11:00" calcext:value-type="date">
            <text:p>03:11:00 29-Oct-14</text:p>
          </table:table-cell>
          <table:table-cell office:value-type="date" office:date-value="2014-10-29T03:21:00" calcext:value-type="date">
            <text:p>03:21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6" calcext:value-type="float">
            <text:p>126</text:p>
          </table:table-cell>
          <table:table-cell table:number-columns-repeated="4"/>
          <table:table-cell office:value-type="date" office:date-value="2014-10-29T03:31:00" calcext:value-type="date">
            <text:p>03:31:00 29-Oct-14</text:p>
          </table:table-cell>
          <table:table-cell office:value-type="date" office:date-value="2014-10-29T05:12:00" calcext:value-type="date">
            <text:p>05:12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7" calcext:value-type="float">
            <text:p>127</text:p>
          </table:table-cell>
          <table:table-cell table:number-columns-repeated="4"/>
          <table:table-cell office:value-type="date" office:date-value="2014-10-29T06:04:00" calcext:value-type="date">
            <text:p>06:04:00 29-Oct-14</text:p>
          </table:table-cell>
          <table:table-cell office:value-type="date" office:date-value="2014-10-29T08:02:00" calcext:value-type="date">
            <text:p>08:02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8" calcext:value-type="float">
            <text:p>128</text:p>
          </table:table-cell>
          <table:table-cell table:number-columns-repeated="4"/>
          <table:table-cell office:value-type="date" office:date-value="2014-10-29T08:12:00" calcext:value-type="date">
            <text:p>08:12:00 29-Oct-14</text:p>
          </table:table-cell>
          <table:table-cell office:value-type="date" office:date-value="2014-10-29T09:22:00" calcext:value-type="date">
            <text:p>09:22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9" calcext:value-type="float">
            <text:p>129</text:p>
          </table:table-cell>
          <table:table-cell/>
          <table:table-cell office:value-type="string" calcext:value-type="string">
            <text:p>EVE</text:p>
          </table:table-cell>
          <table:table-cell table:number-columns-repeated="2"/>
          <table:table-cell office:value-type="date" office:date-value="2014-10-29T09:54:00" calcext:value-type="date">
            <text:p>09:54:00 29-Oct-14</text:p>
          </table:table-cell>
          <table:table-cell office:value-type="date" office:date-value="2014-10-29T11:25:00" calcext:value-type="date">
            <text:p>11:25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table:number-columns-repeated="4"/>
          <table:table-cell office:value-type="date" office:date-value="2014-10-29T13:57:00" calcext:value-type="date">
            <text:p>13:57:00 29-Oct-14</text:p>
          </table:table-cell>
          <table:table-cell table:style-name="ce43" office:value-type="date" office:date-value="2014-10-29T14:07:00" calcext:value-type="date">
            <text:p>14:07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table:number-columns-repeated="4"/>
          <table:table-cell office:value-type="date" office:date-value="2014-10-29T14:25:00" calcext:value-type="date">
            <text:p>14:25:00 29-Oct-14</text:p>
          </table:table-cell>
          <table:table-cell office:value-type="date" office:date-value="2014-10-29T15:21:00" calcext:value-type="date">
            <text:p>15:21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2" calcext:value-type="float">
            <text:p>132</text:p>
          </table:table-cell>
          <table:table-cell table:number-columns-repeated="4"/>
          <table:table-cell office:value-type="date" office:date-value="2014-10-29T16:07:00" calcext:value-type="date">
            <text:p>16:07:00 29-Oct-14</text:p>
          </table:table-cell>
          <table:table-cell office:value-type="date" office:date-value="2014-10-29T17:03:00" calcext:value-type="date">
            <text:p>17:03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table:number-columns-repeated="4"/>
          <table:table-cell office:value-type="date" office:date-value="2014-10-29T18:49:00" calcext:value-type="date">
            <text:p>18:49:00 29-Oct-14</text:p>
          </table:table-cell>
          <table:table-cell office:value-type="date" office:date-value="2014-10-29T18:57:00" calcext:value-type="date">
            <text:p>18:57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4" calcext:value-type="float">
            <text:p>134</text:p>
          </table:table-cell>
          <table:table-cell table:number-columns-repeated="4"/>
          <table:table-cell office:value-type="date" office:date-value="2014-10-29T19:32:00" calcext:value-type="date">
            <text:p>19:32:00 29-Oct-14</text:p>
          </table:table-cell>
          <table:table-cell office:value-type="date" office:date-value="2014-10-29T20:19:00" calcext:value-type="date">
            <text:p>20:19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/>
          <table:table-cell office:value-type="string" calcext:value-type="string">
            <text:p>Fermi25-50</text:p>
          </table:table-cell>
          <table:table-cell table:number-columns-repeated="2"/>
          <table:table-cell office:value-type="date" office:date-value="2014-10-29T21:21:00" calcext:value-type="date">
            <text:p>21:21:00 29-Oct-14</text:p>
          </table:table-cell>
          <table:table-cell office:value-type="date" office:date-value="2014-10-29T21:44:00" calcext:value-type="date">
            <text:p>21:44:00 29-Oct-14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135_2</text:p>
          </table:table-cell>
          <table:table-cell/>
          <table:table-cell office:value-type="string" calcext:value-type="string">
            <text:p>Vernov</text:p>
          </table:table-cell>
          <table:table-cell table:number-columns-repeated="1021"/>
        </table:table-row>
        <table:table-row table:style-name="ro1">
          <table:table-cell table:style-name="ce13" office:value-type="float" office:value="136" calcext:value-type="float">
            <text:p>136</text:p>
          </table:table-cell>
          <table:table-cell table:number-columns-repeated="4"/>
          <table:table-cell office:value-type="date" office:date-value="2014-10-29T23:01:00" calcext:value-type="date">
            <text:p>23:01:00 29-Oct-14</text:p>
          </table:table-cell>
          <table:table-cell office:value-type="date" office:date-value="2014-10-29T23:16:00" calcext:value-type="date">
            <text:p>23:16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table:number-columns-repeated="4"/>
          <table:table-cell office:value-type="date" office:date-value="2014-10-29T23:20:00" calcext:value-type="date">
            <text:p>23:20:00 29-Oct-14</text:p>
          </table:table-cell>
          <table:table-cell office:value-type="date" office:date-value="2014-10-29T23:35:00" calcext:value-type="date">
            <text:p>23:35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8" calcext:value-type="float">
            <text:p>138</text:p>
          </table:table-cell>
          <table:table-cell/>
          <table:table-cell office:value-type="string" calcext:value-type="string">
            <text:p>Norh</text:p>
          </table:table-cell>
          <table:table-cell table:number-columns-repeated="2"/>
          <table:table-cell office:value-type="date" office:date-value="2014-10-29T23:40:00" calcext:value-type="date">
            <text:p>23:40:00 29-Oct-14</text:p>
          </table:table-cell>
          <table:table-cell office:value-type="date" office:date-value="2014-10-30T00:34:00" calcext:value-type="date">
            <text:p>00:34:00 30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table:number-columns-repeated="4"/>
          <table:table-cell office:value-type="date" office:date-value="2014-10-30T00:35:00" calcext:value-type="date">
            <text:p>00:35:00 30-Oct-14</text:p>
          </table:table-cell>
          <table:table-cell office:value-type="date" office:date-value="2014-10-30T01:00:00" calcext:value-type="date">
            <text:p>01:00:00 30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140" calcext:value-type="float">
            <text:p>140</text:p>
          </table:table-cell>
          <table:table-cell table:style-name="ce21" office:value-type="string" calcext:value-type="string">
            <text:p>M3.5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372" calcext:value-type="float">
            <text:p>3.72E-05</text:p>
          </table:table-cell>
          <table:table-cell table:style-name="ce37" office:value-type="float" office:value="24.6" calcext:value-type="float">
            <text:p>24.6</text:p>
          </table:table-cell>
          <table:table-cell table:style-name="ce90" office:value-type="string" calcext:value-type="string">
            <text:p>01:28:15 30-OCT-14</text:p>
          </table:table-cell>
          <table:table-cell table:style-name="ce78" office:value-type="string" calcext:value-type="string">
            <text:p>01:30:50 30-OCT-14</text:p>
          </table:table-cell>
          <table:table-cell table:style-name="ce37" office:value-type="float" office:value="155.5" calcext:value-type="float">
            <text:p>155.5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NO SIG EMD PERIOD FOUND</text:p>
          </table:table-cell>
          <table:table-cell table:style-name="ce86"/>
          <table:table-cell table:style-name="ce21" table:number-columns-repeated="1001"/>
          <table:table-cell table:style-name="ce35" table:number-columns-repeated="3"/>
        </table:table-row>
        <table:table-row table:style-name="ro11">
          <table:table-cell table:style-name="ce16" office:value-type="float" office:value="141" calcext:value-type="float">
            <text:p>141</text:p>
          </table:table-cell>
          <table:table-cell table:style-name="ce21" office:value-type="string" calcext:value-type="string">
            <text:p>M1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75" calcext:value-type="float">
            <text:p>1.75E-05</text:p>
          </table:table-cell>
          <table:table-cell table:style-name="ce37" office:value-type="float" office:value="21.9" calcext:value-type="float">
            <text:p>21.9</text:p>
          </table:table-cell>
          <table:table-cell table:style-name="ce90" office:value-type="string" calcext:value-type="string">
            <text:p>'04:23:52 30-OCT-14'</text:p>
          </table:table-cell>
          <table:table-cell table:style-name="ce90" office:value-type="string" calcext:value-type="string">
            <text:p>'04:27:55 30-OCT-14'</text:p>
          </table:table-cell>
          <table:table-cell table:style-name="ce37" office:value-type="float" office:value="243.5" calcext:value-type="float">
            <text:p>243.5</text:p>
          </table:table-cell>
          <table:table-cell table:style-name="ce21" office:value-type="string" calcext:value-type="string">
            <text:p>22.1,34.7, 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22.59,31.56</text:p>
          </table:table-cell>
          <table:table-cell table:style-name="ce21" office:value-type="string" calcext:value-type="string">
            <text:p>6.32,8.39</text:p>
          </table:table-cell>
          <table:table-cell table:style-name="ce21" office:value-type="string" calcext:value-type="string">
            <text:p>8.93,6.89</text:p>
          </table:table-cell>
          <table:table-cell table:style-name="ce21" office:value-type="string" calcext:value-type="string">
            <text:p>99,95</text:p>
          </table:table-cell>
          <table:table-cell table:style-name="ce21" office:value-type="float" office:value="10.98" calcext:value-type="float">
            <text:p>10.98</text:p>
          </table:table-cell>
          <table:table-cell table:style-name="ce21" office:value-type="string" calcext:value-type="string">
            <text:p>9 (comb)</text:p>
          </table:table-cell>
          <table:table-cell table:style-name="ce21" office:value-type="string" calcext:value-type="string">
            <text:p>S/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SHAPE IS WEIRD. NEITHER STEADY OR WT as IT’S A 2 MODE COMBINATION. 2 Fourier peaks. </text:p>
          </table:table-cell>
          <table:table-cell table:style-name="ce86"/>
          <table:table-cell table:style-name="ce21" table:number-columns-repeated="1001"/>
          <table:table-cell table:style-name="ce35" table:number-columns-repeated="3"/>
        </table:table-row>
        <table:table-row table:style-name="ro1">
          <table:table-cell table:style-name="ce16" office:value-type="float" office:value="142" calcext:value-type="float">
            <text:p>142</text:p>
          </table:table-cell>
          <table:table-cell table:style-name="ce21" office:value-type="string" calcext:value-type="string">
            <text:p>C3.5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48" calcext:value-type="float">
            <text:p>4.80E-06</text:p>
          </table:table-cell>
          <table:table-cell table:style-name="ce37" office:value-type="float" office:value="18.9" calcext:value-type="float">
            <text:p>18.9</text:p>
          </table:table-cell>
          <table:table-cell table:style-name="ce90" office:value-type="string" calcext:value-type="string">
            <text:p>'05:43:45 30-OCT-14'</text:p>
          </table:table-cell>
          <table:table-cell table:style-name="ce78" office:value-type="string" calcext:value-type="string">
            <text:p>'05:45:30 30-OCT-14'</text:p>
          </table:table-cell>
          <table:table-cell table:style-name="ce37" office:value-type="float" office:value="104.35" calcext:value-type="float">
            <text:p>104.4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float" office:value="1.26" calcext:value-type="float">
            <text:p>1.26</text:p>
          </table:table-cell>
          <table:table-cell table:style-name="ce21" office:value-type="float" office:value="20.13" calcext:value-type="float">
            <text:p>20.13</text:p>
          </table:table-cell>
          <table:table-cell table:style-name="ce21" office:value-type="float" office:value="4.71" calcext:value-type="float">
            <text:p>4.71</text:p>
          </table:table-cell>
          <table:table-cell table:style-name="ce21" office:value-type="float" office:value="5.01" calcext:value-type="float">
            <text:p>5.01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6.68" calcext:value-type="float">
            <text:p>26.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ot the best time resolution.</text:p>
          </table:table-cell>
          <table:table-cell table:style-name="ce86"/>
          <table:table-cell table:style-name="ce21" table:number-columns-repeated="1001"/>
          <table:table-cell table:style-name="ce35" table:number-columns-repeated="3"/>
        </table:table-row>
        <table:table-row table:style-name="ro1">
          <table:table-cell table:style-name="ce13" office:value-type="string" calcext:value-type="string">
            <text:p>142_2</text:p>
          </table:table-cell>
          <table:table-cell office:value-type="string" calcext:value-type="string">
            <text:p>C3.5</text:p>
          </table:table-cell>
          <table:table-cell office:value-type="string" calcext:value-type="string">
            <text:p>Norh</text:p>
          </table:table-cell>
          <table:table-cell/>
          <table:table-cell office:value-type="float" office:value="18.7" calcext:value-type="float">
            <text:p>18.7</text:p>
          </table:table-cell>
          <table:table-cell/>
          <table:table-cell table:style-name="ce43"/>
          <table:table-cell table:number-columns-repeated="1017"/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table:number-columns-repeated="4"/>
          <table:table-cell table:style-name="ce39" office:value-type="date" office:date-value="2014-10-30T12:38:00" calcext:value-type="date">
            <text:p>12:38:00 30-Oct-14</text:p>
          </table:table-cell>
          <table:table-cell office:value-type="date" office:date-value="2014-10-30T13:05:00" calcext:value-type="date">
            <text:p>13:05:00 30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44" calcext:value-type="float">
            <text:p>144</text:p>
          </table:table-cell>
          <table:table-cell table:number-columns-repeated="4"/>
          <table:table-cell office:value-type="date" office:date-value="2014-10-30T15:19:00" calcext:value-type="date">
            <text:p>15:19:00 30-Oct-14</text:p>
          </table:table-cell>
          <table:table-cell office:value-type="date" office:date-value="2014-10-30T16:36:59.999999" calcext:value-type="date">
            <text:p>16:37:00 30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table:number-columns-repeated="4"/>
          <table:table-cell office:value-type="date" office:date-value="2014-10-31T00:32:00" calcext:value-type="date">
            <text:p>00:32:00 31-Oct-14</text:p>
          </table:table-cell>
          <table:table-cell office:value-type="date" office:date-value="2014-10-31T02:30:00" calcext:value-type="date">
            <text:p>02:30:00 31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46" calcext:value-type="float">
            <text:p>146</text:p>
          </table:table-cell>
          <table:table-cell table:number-columns-repeated="4"/>
          <table:table-cell office:value-type="date" office:date-value="2014-11-12T09:21:00" calcext:value-type="date">
            <text:p>09:21:00 12-Nov-14</text:p>
          </table:table-cell>
          <table:table-cell office:value-type="date" office:date-value="2014-11-12T09:35:00" calcext:value-type="date">
            <text:p>09:35:00 1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47" calcext:value-type="float">
            <text:p>147</text:p>
          </table:table-cell>
          <table:table-cell/>
          <table:table-cell office:value-type="string" calcext:value-type="string">
            <text:p>Norh</text:p>
          </table:table-cell>
          <table:table-cell table:number-columns-repeated="2"/>
          <table:table-cell office:value-type="date" office:date-value="2014-11-13T05:39:00" calcext:value-type="date">
            <text:p>05:39:00 13-Nov-14</text:p>
          </table:table-cell>
          <table:table-cell office:value-type="date" office:date-value="2014-11-13T06:30:00" calcext:value-type="date">
            <text:p>06:30:00 13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48" calcext:value-type="float">
            <text:p>148</text:p>
          </table:table-cell>
          <table:table-cell table:number-columns-repeated="4"/>
          <table:table-cell office:value-type="date" office:date-value="2014-11-13T19:20:00" calcext:value-type="date">
            <text:p>19:20:00 13-Nov-14</text:p>
          </table:table-cell>
          <table:table-cell office:value-type="date" office:date-value="2014-11-13T19:27:00" calcext:value-type="date">
            <text:p>19:27:00 13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table:number-columns-repeated="4"/>
          <table:table-cell office:value-type="date" office:date-value="2014-11-14T07:45:00" calcext:value-type="date">
            <text:p>07:45:00 14-Nov-14</text:p>
          </table:table-cell>
          <table:table-cell office:value-type="date" office:date-value="2014-11-14T08:35:00" calcext:value-type="date">
            <text:p>08:35:00 14-Nov-14</text:p>
          </table:table-cell>
          <table:table-cell table:number-columns-repeated="1017"/>
        </table:table-row>
        <table:table-row table:style-name="ro1" table:visibility="collapse">
          <table:table-cell table:style-name="ce13" office:value-type="float" office:value="150" calcext:value-type="float">
            <text:p>150</text:p>
          </table:table-cell>
          <table:table-cell table:number-columns-repeated="4"/>
          <table:table-cell office:value-type="date" office:date-value="2014-11-14T23:27:00" calcext:value-type="date">
            <text:p>23:27:00 14-Nov-14</text:p>
          </table:table-cell>
          <table:table-cell office:value-type="date" office:date-value="2014-11-15T00:20:00" calcext:value-type="date">
            <text:p>00:20:00 15-Nov-14</text:p>
          </table:table-cell>
          <table:table-cell table:number-columns-repeated="1017"/>
        </table:table-row>
        <table:table-row table:style-name="ro1" table:visibility="collapse">
          <table:table-cell table:style-name="ce13" office:value-type="float" office:value="151" calcext:value-type="float">
            <text:p>151</text:p>
          </table:table-cell>
          <table:table-cell table:number-columns-repeated="4"/>
          <table:table-cell office:value-type="date" office:date-value="2014-11-15T06:11:00" calcext:value-type="date">
            <text:p>06:11:00 15-Nov-14</text:p>
          </table:table-cell>
          <table:table-cell table:style-name="ce43" office:value-type="date" office:date-value="2014-11-15T06:24:00" calcext:value-type="date">
            <text:p>06:24:00 15-Nov-14</text:p>
          </table:table-cell>
          <table:table-cell table:number-columns-repeated="1017"/>
        </table:table-row>
        <table:table-row table:style-name="ro4">
          <table:table-cell table:style-name="ce16" office:value-type="float" office:value="152" calcext:value-type="float">
            <text:p>152</text:p>
          </table:table-cell>
          <table:table-cell table:style-name="ce21" office:value-type="string" calcext:value-type="string">
            <text:p>M3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472" calcext:value-type="float">
            <text:p>4.72E-05</text:p>
          </table:table-cell>
          <table:table-cell table:style-name="ce37" office:value-type="float" office:value="27.2" calcext:value-type="float">
            <text:p>27.2</text:p>
          </table:table-cell>
          <table:table-cell table:style-name="ce90" office:value-type="string" calcext:value-type="string">
            <text:p>11:54:00 15-NOV-14</text:p>
          </table:table-cell>
          <table:table-cell table:style-name="ce90" office:value-type="string" calcext:value-type="string">
            <text:p>12:04:10 15-NOV-14</text:p>
          </table:table-cell>
          <table:table-cell table:style-name="ce37" office:value-type="float" office:value="607.96" calcext:value-type="float">
            <text:p>608.0</text:p>
          </table:table-cell>
          <table:table-cell table:style-name="ce21" office:value-type="float" office:value="26.43" calcext:value-type="float">
            <text:p>26.43</text:p>
          </table:table-cell>
          <table:table-cell table:style-name="ce21" office:value-type="float" office:value="1.88" calcext:value-type="float">
            <text:p>1.88</text:p>
          </table:table-cell>
          <table:table-cell table:style-name="ce21" office:value-type="float" office:value="26.72" calcext:value-type="float">
            <text:p>26.72</text:p>
          </table:table-cell>
          <table:table-cell table:style-name="ce21" office:value-type="float" office:value="5.51" calcext:value-type="float">
            <text:p>5.51</text:p>
          </table:table-cell>
          <table:table-cell table:style-name="ce21" office:value-type="float" office:value="4.05" calcext:value-type="float">
            <text:p>4.0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3.37" calcext:value-type="float">
            <text:p>13.3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Possibly an artefact- very nice evenly spaced signal? See raw input. </text:p>
          </table:table-cell>
          <table:table-cell table:style-name="ce86"/>
          <table:table-cell table:style-name="ce21" table:number-columns-repeated="1001"/>
          <table:table-cell table:style-name="ce35" table:number-columns-repeated="3"/>
        </table:table-row>
        <table:table-row table:style-name="ro4">
          <table:table-cell table:style-name="ce16" office:value-type="string" calcext:value-type="string">
            <text:p>152_2</text:p>
          </table:table-cell>
          <table:table-cell table:style-name="ce21" office:value-type="string" calcext:value-type="string">
            <text:p>M3.2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991" calcext:value-type="float">
            <text:p>9.91E-06</text:p>
          </table:table-cell>
          <table:table-cell table:style-name="ce37" office:value-type="float" office:value="27.2" calcext:value-type="float">
            <text:p>27.2</text:p>
          </table:table-cell>
          <table:table-cell table:style-name="ce90" office:value-type="string" calcext:value-type="string">
            <text:p>11:54:00 15-NOV-14</text:p>
          </table:table-cell>
          <table:table-cell table:style-name="ce90" office:value-type="string" calcext:value-type="string">
            <text:p>12:04:10 15-NOV-14</text:p>
          </table:table-cell>
          <table:table-cell table:style-name="ce37" office:value-type="float" office:value="607.96" calcext:value-type="float">
            <text:p>608.0</text:p>
          </table:table-cell>
          <table:table-cell table:style-name="ce21" office:value-type="float" office:value="26.43" calcext:value-type="float">
            <text:p>26.43</text:p>
          </table:table-cell>
          <table:table-cell table:style-name="ce21" office:value-type="float" office:value="1.69" calcext:value-type="float">
            <text:p>1.69</text:p>
          </table:table-cell>
          <table:table-cell table:style-name="ce21" office:value-type="float" office:value="27.27" calcext:value-type="float">
            <text:p>27.27</text:p>
          </table:table-cell>
          <table:table-cell table:style-name="ce21" office:value-type="float" office:value="5.48" calcext:value-type="float">
            <text:p>5.48</text:p>
          </table:table-cell>
          <table:table-cell table:style-name="ce21" office:value-type="float" office:value="4.54" calcext:value-type="float">
            <text:p>4.54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23.13" calcext:value-type="float">
            <text:p>23.13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Possibly an artefact- very nice evenly spaced signal? See raw input. </text:p>
          </table:table-cell>
          <table:table-cell table:style-name="ce86"/>
          <table:table-cell table:style-name="ce21" table:number-columns-repeated="1001"/>
          <table:table-cell table:style-name="ce35" table:number-columns-repeated="3"/>
        </table:table-row>
        <table:table-row table:style-name="ro1">
          <table:table-cell table:style-name="ce5" office:value-type="string" calcext:value-type="string">
            <text:p>152_3</text:p>
          </table:table-cell>
          <table:table-cell table:style-name="ce31"/>
          <table:table-cell table:style-name="ce31" office:value-type="string" calcext:value-type="string">
            <text:p>EVE</text:p>
          </table:table-cell>
          <table:table-cell table:style-name="ce52"/>
          <table:table-cell table:style-name="ce60"/>
          <table:table-cell table:style-name="ce66" table:number-columns-repeated="2"/>
          <table:table-cell table:style-name="ce60"/>
          <table:table-cell table:style-name="ce31" table:number-columns-repeated="10"/>
          <table:table-cell table:style-name="ce89" table:number-columns-repeated="2"/>
          <table:table-cell table:style-name="ce31" table:number-columns-repeated="1001"/>
          <table:table-cell table:style-name="ce69" table:number-columns-repeated="3"/>
        </table:table-row>
        <table:table-row table:style-name="ro10">
          <table:table-cell table:style-name="ce16" office:value-type="float" office:value="153" calcext:value-type="float">
            <text:p>153</text:p>
          </table:table-cell>
          <table:table-cell table:style-name="ce21" office:value-type="string" calcext:value-type="string">
            <text:p>M3.7</text:p>
          </table:table-cell>
          <table:table-cell table:style-name="ce21" office:value-type="string" calcext:value-type="string">
            <text:p>G0.5-4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float" office:value="20" calcext:value-type="float">
            <text:p>20.0</text:p>
          </table:table-cell>
          <table:table-cell table:style-name="ce90" office:value-type="date" office:date-value="2014-11-15T20:41:00" calcext:value-type="date">
            <text:p>20:41:00 15-Nov-14</text:p>
          </table:table-cell>
          <table:table-cell table:style-name="ce90" office:value-type="date" office:date-value="2014-11-15T21:55:00" calcext:value-type="date">
            <text:p>21:55:00 15-Nov-14</text:p>
          </table:table-cell>
          <table:table-cell table:style-name="ce37" office:value-type="float" office:value="311.14" calcext:value-type="float">
            <text:p>311.1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LOOKS LIKE THIS SHOULD BE IDEAL CANDIDATE BUT CAN’t BE FOUND BY EMD??? I DONT KNOW WHY :( </text:p>
            <text:p>23 second period detected but not significant?</text:p>
          </table:table-cell>
          <table:table-cell table:style-name="ce86"/>
          <table:table-cell table:style-name="ce21" table:number-columns-repeated="1001"/>
          <table:table-cell table:style-name="ce35" table:number-columns-repeated="3"/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table:number-columns-repeated="4"/>
          <table:table-cell office:value-type="date" office:date-value="2014-11-15T23:31:00" calcext:value-type="date">
            <text:p>23:31:00 15-Nov-14</text:p>
          </table:table-cell>
          <table:table-cell office:value-type="date" office:date-value="2014-11-16T00:49:00" calcext:value-type="date">
            <text:p>00:49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table:number-columns-repeated="4"/>
          <table:table-cell office:value-type="date" office:date-value="2014-11-16T01:12:00" calcext:value-type="date">
            <text:p>01:12:00 16-Nov-14</text:p>
          </table:table-cell>
          <table:table-cell office:value-type="date" office:date-value="2014-11-16T01:28:00" calcext:value-type="date">
            <text:p>01:28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6" calcext:value-type="float">
            <text:p>156</text:p>
          </table:table-cell>
          <table:table-cell table:number-columns-repeated="4"/>
          <table:table-cell office:value-type="date" office:date-value="2014-11-16T07:29:00" calcext:value-type="date">
            <text:p>07:29:00 16-Nov-14</text:p>
          </table:table-cell>
          <table:table-cell office:value-type="date" office:date-value="2014-11-16T09:08:00" calcext:value-type="date">
            <text:p>09:08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table:number-columns-repeated="4"/>
          <table:table-cell office:value-type="date" office:date-value="2014-11-16T09:09:00" calcext:value-type="date">
            <text:p>09:09:00 16-Nov-14</text:p>
          </table:table-cell>
          <table:table-cell office:value-type="date" office:date-value="2014-11-16T09:31:00" calcext:value-type="date">
            <text:p>09:31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8" calcext:value-type="float">
            <text:p>158</text:p>
          </table:table-cell>
          <table:table-cell table:number-columns-repeated="4"/>
          <table:table-cell office:value-type="date" office:date-value="2014-11-16T10:00:00" calcext:value-type="date">
            <text:p>10:00:00 16-Nov-14</text:p>
          </table:table-cell>
          <table:table-cell office:value-type="date" office:date-value="2014-11-16T10:20:59.999999" calcext:value-type="date">
            <text:p>10:21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table:number-columns-repeated="4"/>
          <table:table-cell office:value-type="date" office:date-value="2014-11-16T13:40:00" calcext:value-type="date">
            <text:p>13:40:00 16-Nov-14</text:p>
          </table:table-cell>
          <table:table-cell office:value-type="date" office:date-value="2014-11-16T13:56:00" calcext:value-type="date">
            <text:p>13:56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table:number-columns-repeated="4"/>
          <table:table-cell office:value-type="date" office:date-value="2014-11-16T16:41:00" calcext:value-type="date">
            <text:p>16:41:00 16-Nov-14</text:p>
          </table:table-cell>
          <table:table-cell office:value-type="date" office:date-value="2014-11-16T17:19:00" calcext:value-type="date">
            <text:p>17:19:00 16-Nov-14</text:p>
          </table:table-cell>
          <table:table-cell table:number-columns-repeated="1017"/>
        </table:table-row>
        <table:table-row table:style-name="ro1">
          <table:table-cell table:style-name="ce16" office:value-type="float" office:value="161" calcext:value-type="float">
            <text:p>161</text:p>
          </table:table-cell>
          <table:table-cell table:style-name="ce21" office:value-type="string" calcext:value-type="string">
            <text:p>M5.7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154" calcext:value-type="float">
            <text:p>1.54E-05</text:p>
          </table:table-cell>
          <table:table-cell table:style-name="ce37" office:value-type="float" office:value="19.5" calcext:value-type="float">
            <text:p>19.5</text:p>
          </table:table-cell>
          <table:table-cell table:style-name="ce90" office:value-type="string" calcext:value-type="string">
            <text:p>'17:41:20 16-NOV-14'</text:p>
          </table:table-cell>
          <table:table-cell table:style-name="ce90" office:value-type="string" calcext:value-type="string">
            <text:p>'17:45:30 16-NOV-14'</text:p>
          </table:table-cell>
          <table:table-cell table:style-name="ce37" office:value-type="float" office:value="249.61" calcext:value-type="float">
            <text:p>249.6</text:p>
          </table:table-cell>
          <table:table-cell table:style-name="ce21" office:value-type="float" office:value="17.976" calcext:value-type="float">
            <text:p>17.976</text:p>
          </table:table-cell>
          <table:table-cell table:style-name="ce21" office:value-type="float" office:value="1.77" calcext:value-type="float">
            <text:p>1.77</text:p>
          </table:table-cell>
          <table:table-cell table:style-name="ce21" office:value-type="float" office:value="18.61" calcext:value-type="float">
            <text:p>18.61</text:p>
          </table:table-cell>
          <table:table-cell table:style-name="ce21" office:value-type="float" office:value="2.83" calcext:value-type="float">
            <text:p>2.83</text:p>
          </table:table-cell>
          <table:table-cell table:style-name="ce21" office:value-type="float" office:value="3.22" calcext:value-type="float">
            <text:p>3.22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1.15" calcext:value-type="float">
            <text:p>11.1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ice signal</text:p>
          </table:table-cell>
          <table:table-cell table:style-name="ce86"/>
          <table:table-cell table:style-name="ce21" table:number-columns-repeated="1001"/>
          <table:table-cell table:style-name="ce35" table:number-columns-repeated="3"/>
        </table:table-row>
        <table:table-row table:style-name="ro1">
          <table:table-cell table:style-name="ce13" office:value-type="float" office:value="162" calcext:value-type="float">
            <text:p>162</text:p>
          </table:table-cell>
          <table:table-cell table:number-columns-repeated="4"/>
          <table:table-cell office:value-type="date" office:date-value="2014-11-16T22:02:00" calcext:value-type="date">
            <text:p>22:02:00 16-Nov-14</text:p>
          </table:table-cell>
          <table:table-cell office:value-type="date" office:date-value="2014-11-16T22:16:00" calcext:value-type="date">
            <text:p>22:16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table:number-columns-repeated="4"/>
          <table:table-cell office:value-type="date" office:date-value="2014-11-17T06:03:00" calcext:value-type="date">
            <text:p>06:03:00 17-Nov-14</text:p>
          </table:table-cell>
          <table:table-cell office:value-type="date" office:date-value="2014-11-17T06:11:00" calcext:value-type="date">
            <text:p>06:11:00 17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4" calcext:value-type="float">
            <text:p>164</text:p>
          </table:table-cell>
          <table:table-cell table:number-columns-repeated="4"/>
          <table:table-cell office:value-type="date" office:date-value="2014-11-17T18:20:00" calcext:value-type="date">
            <text:p>18:20:00 17-Nov-14</text:p>
          </table:table-cell>
          <table:table-cell office:value-type="date" office:date-value="2014-11-17T18:56:00" calcext:value-type="date">
            <text:p>18:56:00 17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table:number-columns-repeated="4"/>
          <table:table-cell office:value-type="date" office:date-value="2014-11-18T08:02:00" calcext:value-type="date">
            <text:p>08:02:00 18-Nov-14</text:p>
          </table:table-cell>
          <table:table-cell office:value-type="date" office:date-value="2014-11-18T08:45:00" calcext:value-type="date">
            <text:p>08:45:00 18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table:number-columns-repeated="4"/>
          <table:table-cell office:value-type="date" office:date-value="2014-11-18T14:15:00" calcext:value-type="date">
            <text:p>14:15:00 18-Nov-14</text:p>
          </table:table-cell>
          <table:table-cell office:value-type="date" office:date-value="2014-11-18T18:05:00" calcext:value-type="date">
            <text:p>18:05:00 18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table:number-columns-repeated="4"/>
          <table:table-cell office:value-type="date" office:date-value="2014-11-18T19:23:00" calcext:value-type="date">
            <text:p>19:23:00 18-Nov-14</text:p>
          </table:table-cell>
          <table:table-cell office:value-type="date" office:date-value="2014-11-18T19:45:00" calcext:value-type="date">
            <text:p>19:45:00 18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table:number-columns-repeated="4"/>
          <table:table-cell office:value-type="date" office:date-value="2014-11-19T18:57:00" calcext:value-type="date">
            <text:p>18:57:00 19-Nov-14</text:p>
          </table:table-cell>
          <table:table-cell office:value-type="date" office:date-value="2014-11-19T19:20:00" calcext:value-type="date">
            <text:p>19:20:00 19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table:number-columns-repeated="4"/>
          <table:table-cell office:value-type="date" office:date-value="2014-11-20T19:36:59.999999" calcext:value-type="date">
            <text:p>19:37:00 20-Nov-14</text:p>
          </table:table-cell>
          <table:table-cell office:value-type="date" office:date-value="2014-11-20T20:50:00" calcext:value-type="date">
            <text:p>20:50:00 20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table:number-columns-repeated="4"/>
          <table:table-cell office:value-type="date" office:date-value="2014-11-20T21:01:00" calcext:value-type="date">
            <text:p>21:01:00 20-Nov-14</text:p>
          </table:table-cell>
          <table:table-cell office:value-type="date" office:date-value="2014-11-20T22:00:00" calcext:value-type="date">
            <text:p>22:00:00 20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table:number-columns-repeated="4"/>
          <table:table-cell office:value-type="date" office:date-value="2014-11-21T01:54:00" calcext:value-type="date">
            <text:p>01:54:00 21-Nov-14</text:p>
          </table:table-cell>
          <table:table-cell office:value-type="date" office:date-value="2014-11-21T02:39:00" calcext:value-type="date">
            <text:p>02:39:00 21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2" calcext:value-type="float">
            <text:p>172</text:p>
          </table:table-cell>
          <table:table-cell table:number-columns-repeated="4"/>
          <table:table-cell office:value-type="date" office:date-value="2014-11-21T04:44:00" calcext:value-type="date">
            <text:p>04:44:00 21-Nov-14</text:p>
          </table:table-cell>
          <table:table-cell office:value-type="date" office:date-value="2014-11-21T04:54:00" calcext:value-type="date">
            <text:p>04:54:00 21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3" calcext:value-type="float">
            <text:p>173</text:p>
          </table:table-cell>
          <table:table-cell table:number-columns-repeated="4"/>
          <table:table-cell office:value-type="date" office:date-value="2014-11-21T23:29:00" calcext:value-type="date">
            <text:p>23:29:00 21-Nov-14</text:p>
          </table:table-cell>
          <table:table-cell office:value-type="date" office:date-value="2014-11-21T23:45:00" calcext:value-type="date">
            <text:p>23:45:00 21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4" calcext:value-type="float">
            <text:p>174</text:p>
          </table:table-cell>
          <table:table-cell table:number-columns-repeated="4"/>
          <table:table-cell office:value-type="date" office:date-value="2014-11-22T00:08:00" calcext:value-type="date">
            <text:p>00:08:00 22-Nov-14</text:p>
          </table:table-cell>
          <table:table-cell office:value-type="date" office:date-value="2014-11-22T00:51:00" calcext:value-type="date">
            <text:p>00:51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table:number-columns-repeated="4"/>
          <table:table-cell office:value-type="date" office:date-value="2014-11-22T00:56:00" calcext:value-type="date">
            <text:p>00:56:00 22-Nov-14</text:p>
          </table:table-cell>
          <table:table-cell office:value-type="date" office:date-value="2014-11-22T02:35:00" calcext:value-type="date">
            <text:p>02:35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6" calcext:value-type="float">
            <text:p>176</text:p>
          </table:table-cell>
          <table:table-cell table:number-columns-repeated="4"/>
          <table:table-cell office:value-type="date" office:date-value="2014-11-22T03:36:00" calcext:value-type="date">
            <text:p>03:36:00 22-Nov-14</text:p>
          </table:table-cell>
          <table:table-cell office:value-type="date" office:date-value="2014-11-22T04:02:00" calcext:value-type="date">
            <text:p>04:02:00 22-Nov-14</text:p>
          </table:table-cell>
          <table:table-cell table:number-columns-repeated="1017"/>
        </table:table-row>
        <table:table-row table:style-name="ro12">
          <table:table-cell table:style-name="ce16" office:value-type="float" office:value="177" calcext:value-type="float">
            <text:p>177</text:p>
          </table:table-cell>
          <table:table-cell table:style-name="ce21" office:value-type="string" calcext:value-type="string">
            <text:p>C6.5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959" calcext:value-type="float">
            <text:p>9.59E-06</text:p>
          </table:table-cell>
          <table:table-cell table:style-name="ce37" office:value-type="float" office:value="18.7" calcext:value-type="float">
            <text:p>18.7</text:p>
          </table:table-cell>
          <table:table-cell table:style-name="ce90" office:value-type="string" calcext:value-type="string">
            <text:p>06:02:20 22-NOV-14</text:p>
          </table:table-cell>
          <table:table-cell table:style-name="ce90" office:value-type="string" calcext:value-type="string">
            <text:p>06:03:45 22-NOV-14</text:p>
          </table:table-cell>
          <table:table-cell table:style-name="ce37" office:value-type="float" office:value="83.93" calcext:value-type="float">
            <text:p>83.9</text:p>
          </table:table-cell>
          <table:table-cell table:style-name="ce21" office:value-type="float" office:value="20.98" calcext:value-type="float">
            <text:p>20.98</text:p>
          </table:table-cell>
          <table:table-cell table:style-name="ce21" office:value-type="float" office:value="2.55" calcext:value-type="float">
            <text:p>2.55</text:p>
          </table:table-cell>
          <table:table-cell table:style-name="ce21" office:value-type="float" office:value="20.39" calcext:value-type="float">
            <text:p>20.39</text:p>
          </table:table-cell>
          <table:table-cell table:style-name="ce21" office:value-type="float" office:value="3.25" calcext:value-type="float">
            <text:p>3.25</text:p>
          </table:table-cell>
          <table:table-cell table:style-name="ce21" office:value-type="float" office:value="3.77" calcext:value-type="float">
            <text:p>3.77</text:p>
          </table:table-cell>
          <table:table-cell table:style-name="ce21" office:value-type="string" calcext:value-type="string">
            <text:p>*1st mode so can’t reliably say: (graphically a 99)</text:p>
          </table:table-cell>
          <table:table-cell table:style-name="ce21" office:value-type="float" office:value="70.3" calcext:value-type="float">
            <text:p>70.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Slight Period drift- 1<text:span text:style-name="T6">st</text:span> mode sig so, significance can’t be numerically represented reliably. </text:p>
          </table:table-cell>
          <table:table-cell table:style-name="ce86"/>
          <table:table-cell table:style-name="ce21" table:number-columns-repeated="1001"/>
          <table:table-cell table:style-name="ce35" table:number-columns-repeated="3"/>
        </table:table-row>
        <table:table-row table:style-name="ro12">
          <table:table-cell table:style-name="ce16" office:value-type="string" calcext:value-type="string">
            <text:p>177_2</text:p>
          </table:table-cell>
          <table:table-cell table:style-name="ce21" office:value-type="string" calcext:value-type="string">
            <text:p>C6.5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162" calcext:value-type="float">
            <text:p>1.62E-06</text:p>
          </table:table-cell>
          <table:table-cell table:style-name="ce37" office:value-type="float" office:value="18.7" calcext:value-type="float">
            <text:p>18.7</text:p>
          </table:table-cell>
          <table:table-cell table:style-name="ce90" office:value-type="string" calcext:value-type="string">
            <text:p>06:02:20 22-NOV-14</text:p>
          </table:table-cell>
          <table:table-cell table:style-name="ce90" office:value-type="string" calcext:value-type="string">
            <text:p>06:03:45 22-NOV-14</text:p>
          </table:table-cell>
          <table:table-cell table:style-name="ce37" office:value-type="float" office:value="83.93" calcext:value-type="float">
            <text:p>83.9</text:p>
          </table:table-cell>
          <table:table-cell table:style-name="ce21" office:value-type="float" office:value="20.98" calcext:value-type="float">
            <text:p>20.98</text:p>
          </table:table-cell>
          <table:table-cell table:style-name="ce21" office:value-type="float" office:value="1.93" calcext:value-type="float">
            <text:p>1.93</text:p>
          </table:table-cell>
          <table:table-cell table:style-name="ce21" office:value-type="float" office:value="20.14" calcext:value-type="float">
            <text:p>20.14</text:p>
          </table:table-cell>
          <table:table-cell table:style-name="ce21" office:value-type="float" office:value="2.83" calcext:value-type="float">
            <text:p>2.83</text:p>
          </table:table-cell>
          <table:table-cell table:style-name="ce21" office:value-type="float" office:value="4.14" calcext:value-type="float">
            <text:p>4.14</text:p>
          </table:table-cell>
          <table:table-cell table:style-name="ce21" office:value-type="string" calcext:value-type="string">
            <text:p>*1st mode so can’t reliably say: (graphically a 99)</text:p>
          </table:table-cell>
          <table:table-cell table:style-name="ce21" office:value-type="float" office:value="78.56" calcext:value-type="float">
            <text:p>78.5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Slight Period drift- 1<text:span text:style-name="T6">st</text:span> mode sig so, significance can’t be numerically represented reliably. </text:p>
          </table:table-cell>
          <table:table-cell table:style-name="ce86"/>
          <table:table-cell table:style-name="ce21" table:number-columns-repeated="1001"/>
          <table:table-cell table:style-name="ce35" table:number-columns-repeated="3"/>
        </table:table-row>
        <table:table-row table:style-name="ro1">
          <table:table-cell table:style-name="ce13" office:value-type="float" office:value="178" calcext:value-type="float">
            <text:p>178</text:p>
          </table:table-cell>
          <table:table-cell table:number-columns-repeated="4"/>
          <table:table-cell office:value-type="date" office:date-value="2014-11-22T09:51:00" calcext:value-type="date">
            <text:p>09:51:00 22-Nov-14</text:p>
          </table:table-cell>
          <table:table-cell office:value-type="date" office:date-value="2014-11-22T11:05:00" calcext:value-type="date">
            <text:p>11:05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table:number-columns-repeated="4"/>
          <table:table-cell office:value-type="date" office:date-value="2014-11-22T13:22:00" calcext:value-type="date">
            <text:p>13:22:00 22-Nov-14</text:p>
          </table:table-cell>
          <table:table-cell office:value-type="date" office:date-value="2014-11-22T14:03:00" calcext:value-type="date">
            <text:p>14:03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table:number-columns-repeated="4"/>
          <table:table-cell office:value-type="date" office:date-value="2014-11-22T17:09:00" calcext:value-type="date">
            <text:p>17:09:00 22-Nov-14</text:p>
          </table:table-cell>
          <table:table-cell office:value-type="date" office:date-value="2014-11-22T17:36:00" calcext:value-type="date">
            <text:p>17:36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table:number-columns-repeated="4"/>
          <table:table-cell office:value-type="date" office:date-value="2014-11-23T05:30:00" calcext:value-type="date">
            <text:p>05:30:00 23-Nov-14</text:p>
          </table:table-cell>
          <table:table-cell office:value-type="date" office:date-value="2014-11-23T06:08:00" calcext:value-type="date">
            <text:p>06:08:00 23-Nov-14</text:p>
          </table:table-cell>
          <table:table-cell table:number-columns-repeated="1017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20" table:default-cell-style-name="Default"/>
        <table:table-row table:style-name="ro1">
          <table:table-cell/>
        </table:table-row>
      </table:table>
      <table:table table:name="Sheet2" table:style-name="ta1">
        <office:forms form:automatic-focus="false" form:apply-design-mode="false"/>
        <table:table-column table:style-name="co20" table:default-cell-style-name="ce47"/>
        <table:table-column table:style-name="co20" table:number-columns-repeated="2" table:default-cell-style-name="ce49"/>
        <table:table-column table:style-name="co21" table:default-cell-style-name="ce49"/>
        <table:table-column table:style-name="co22" table:default-cell-style-name="ce49"/>
        <table:table-column table:style-name="co23" table:default-cell-style-name="ce49"/>
        <table:table-column table:style-name="co24" table:default-cell-style-name="ce49"/>
        <table:table-column table:style-name="co20" table:number-columns-repeated="1017" table:default-cell-style-name="ce49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>
            <text:p>SF1</text:p>
          </table:table-cell>
          <table:table-cell table:style-name="ce47" office:value-type="string" calcext:value-type="string">
            <text:p>SF2</text:p>
          </table:table-cell>
          <table:table-cell table:style-name="ce47" office:value-type="string" calcext:value-type="string">
            <text:p>START TIME</text:p>
          </table:table-cell>
          <table:table-cell table:style-name="ce47" office:value-type="string" calcext:value-type="string">
            <text:p>ENDTIME</text:p>
          </table:table-cell>
          <table:table-cell table:style-name="ce47" office:value-type="string" calcext:value-type="string">
            <text:p>EXTRA MODES? </text:p>
          </table:table-cell>
          <table:table-cell table:style-name="ce47" office:value-type="string" calcext:value-type="string">
            <text:p>fname</text:p>
          </table:table-cell>
          <table:table-cell table:style-name="ce47" office:value-type="string" calcext:value-type="string">
            <text:p>INSTRUM</text:p>
          </table:table-cell>
          <table:table-cell table:style-name="ce47" office:value-type="string" calcext:value-type="string">
            <text:p>CHANNEL</text:p>
          </table:table-cell>
          <table:table-cell table:style-name="ce47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48" office:value-type="float" office:value="8" calcext:value-type="float">
            <text:p>8</text:p>
          </table:table-cell>
          <table:table-cell table:style-name="ce36" office:value-type="float" office:value="0.25" calcext:value-type="float">
            <text:p>0.25</text:p>
          </table:table-cell>
          <table:table-cell table:style-name="ce36"/>
          <table:table-cell table:style-name="ce36" office:value-type="string" calcext:value-type="string">
            <text:p>'23:08:00 23-SEPT-14'</text:p>
          </table:table-cell>
          <table:table-cell table:style-name="ce36" office:value-type="string" calcext:value-type="string">
            <text:p>'23:13:45 23-SEPT-14'</text:p>
          </table:table-cell>
          <table:table-cell table:style-name="ce36"/>
          <table:table-cell table:style-name="ce36" office:value-type="string" calcext:value-type="string">
            <text:p>'008_goes_2014-09-23T23:05:00_2014-09-24T00:20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36" office:value-type="float" office:value="1.8" calcext:value-type="float">
            <text:p>1.8</text:p>
          </table:table-cell>
          <table:table-cell table:style-name="ce36" office:value-type="float" office:value="0.038" calcext:value-type="float">
            <text:p>0.038</text:p>
          </table:table-cell>
          <table:table-cell table:style-name="ce36" office:value-type="string" calcext:value-type="string">
            <text:p>'17:49:10 24-SEPT-14'</text:p>
          </table:table-cell>
          <table:table-cell table:style-name="ce36" office:value-type="string" calcext:value-type="string">
            <text:p>'17:50:00 24-SEPT-14'</text:p>
          </table:table-cell>
          <table:table-cell table:style-name="ce36"/>
          <table:table-cell table:style-name="ce36" office:value-type="string" calcext:value-type="string">
            <text:p>'010_goes_2014-09-24T17:48:00_2014-09-24T18:01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48" office:value-type="float" office:value="24" calcext:value-type="float">
            <text:p>24</text:p>
          </table:table-cell>
          <table:table-cell table:style-name="ce36" office:value-type="float" office:value="0.25" calcext:value-type="float">
            <text:p>0.25</text:p>
          </table:table-cell>
          <table:table-cell table:style-name="ce36" office:value-type="float" office:value="0.165" calcext:value-type="float">
            <text:p>0.165</text:p>
          </table:table-cell>
          <table:table-cell table:style-name="ce36" office:value-type="string" calcext:value-type="string">
            <text:p>'15:35:30 17-OCT-14'</text:p>
          </table:table-cell>
          <table:table-cell table:style-name="ce36" office:value-type="string" calcext:value-type="string">
            <text:p>'15:37:52 17-OCT-14'</text:p>
          </table:table-cell>
          <table:table-cell table:style-name="ce36"/>
          <table:table-cell table:style-name="ce36" office:value-type="string" calcext:value-type="string">
            <text:p>'024_goes_2014-10-17T15:35:00_2014-10-17T15:46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table:style-name="ce48" office:value-type="float" office:value="30" calcext:value-type="float">
            <text:p>30</text:p>
          </table:table-cell>
          <table:table-cell table:style-name="ce36" office:value-type="float" office:value="0.15" calcext:value-type="float">
            <text:p>0.15</text:p>
          </table:table-cell>
          <table:table-cell table:style-name="ce36" office:value-type="float" office:value="0.055" calcext:value-type="float">
            <text:p>0.055</text:p>
          </table:table-cell>
          <table:table-cell table:style-name="ce36" office:value-type="string" calcext:value-type="string">
            <text:p>'13:13:30 18-OCT-14'</text:p>
          </table:table-cell>
          <table:table-cell table:style-name="ce36" office:value-type="string" calcext:value-type="string">
            <text:p>'13:15:40 18-OCT-14'</text:p>
          </table:table-cell>
          <table:table-cell table:style-name="ce36"/>
          <table:table-cell table:style-name="ce36" office:value-type="string" calcext:value-type="string">
            <text:p>'030_goes_2014-10-18T13:03:00_2014-10-18T13:36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style-name="ce48" office:value-type="float" office:value="35" calcext:value-type="float">
            <text:p>35</text:p>
          </table:table-cell>
          <table:table-cell table:style-name="ce36" office:value-type="float" office:value="0.022" calcext:value-type="float">
            <text:p>0.022</text:p>
          </table:table-cell>
          <table:table-cell table:style-name="ce36" office:value-type="float" office:value="0.025" calcext:value-type="float">
            <text:p>0.025</text:p>
          </table:table-cell>
          <table:table-cell table:style-name="ce36" office:value-type="string" calcext:value-type="string">
            <text:p>'19:02:30 18-OCT-14'</text:p>
          </table:table-cell>
          <table:table-cell table:style-name="ce36" office:value-type="string" calcext:value-type="string">
            <text:p>'19:05:00 18-OCT-14'</text:p>
          </table:table-cell>
          <table:table-cell table:style-name="ce36"/>
          <table:table-cell table:style-name="ce36" office:value-type="string" calcext:value-type="string">
            <text:p>'035_goes_2014-10-18T19:01:00_2014-10-18T19:53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style-name="ce48" office:value-type="float" office:value="37" calcext:value-type="float">
            <text:p>37</text:p>
          </table:table-cell>
          <table:table-cell table:style-name="ce36" office:value-type="float" office:value="0.4" calcext:value-type="float">
            <text:p>0.4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string" calcext:value-type="string">
            <text:p>'01:35:00 19-OCT-14'</text:p>
          </table:table-cell>
          <table:table-cell table:style-name="ce36" office:value-type="string" calcext:value-type="string">
            <text:p>'01:43:00 19-OCT-14'</text:p>
          </table:table-cell>
          <table:table-cell table:style-name="ce36" office:value-type="string" calcext:value-type="string">
            <text:p>2 modes for trend</text:p>
          </table:table-cell>
          <table:table-cell table:style-name="ce36" office:value-type="string" calcext:value-type="string">
            <text:p>'037_goes_2014-10-19T01:17:00_2014-10-19T03:42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style-name="ce48" office:value-type="float" office:value="49" calcext:value-type="float">
            <text:p>49</text:p>
          </table:table-cell>
          <table:table-cell table:style-name="ce36" office:value-type="float" office:value="0.8" calcext:value-type="float">
            <text:p>0.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'09:05:55 20-OCT-14'</text:p>
          </table:table-cell>
          <table:table-cell table:style-name="ce36" office:value-type="string" calcext:value-type="string">
            <text:p>'09:08:13 20-OCT-14'</text:p>
          </table:table-cell>
          <table:table-cell table:style-name="ce36"/>
          <table:table-cell table:style-name="ce36" office:value-type="string" calcext:value-type="string">
            <text:p>'049_goes_2014-10-20T09:01:00_2014-10-20T09:51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style-name="ce48" office:value-type="float" office:value="52" calcext:value-type="float">
            <text:p>52</text:p>
          </table:table-cell>
          <table:table-cell table:style-name="ce36" office:value-type="float" office:value="0.8" calcext:value-type="float">
            <text:p>0.8</text:p>
          </table:table-cell>
          <table:table-cell table:style-name="ce36" office:value-type="float" office:value="0.05" calcext:value-type="float">
            <text:p>0.05</text:p>
          </table:table-cell>
          <table:table-cell table:style-name="ce36" office:value-type="string" calcext:value-type="string">
            <text:p>'14:41:20 20-OCT-14'</text:p>
          </table:table-cell>
          <table:table-cell table:style-name="ce36" office:value-type="string" calcext:value-type="string">
            <text:p>'14:43:40 20-OCT-14'</text:p>
          </table:table-cell>
          <table:table-cell table:style-name="ce36" office:value-type="string" calcext:value-type="string">
            <text:p>Multimodal</text:p>
          </table:table-cell>
          <table:table-cell table:style-name="ce36" office:value-type="string" calcext:value-type="string">
            <text:p>'052_goes_2014-10-20T14:41:00_2014-10-20T14:48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style-name="ce48" office:value-type="float" office:value="54" calcext:value-type="float">
            <text:p>54</text:p>
          </table:table-cell>
          <table:table-cell table:style-name="ce36" office:value-type="float" office:value="0.6" calcext:value-type="float">
            <text:p>0.6</text:p>
          </table:table-cell>
          <table:table-cell table:style-name="ce36" office:value-type="float" office:value="0.05" calcext:value-type="float">
            <text:p>0.05</text:p>
          </table:table-cell>
          <table:table-cell table:style-name="ce36" office:value-type="string" calcext:value-type="string">
            <text:p>'16:22:00 20-OCT-14'</text:p>
          </table:table-cell>
          <table:table-cell table:style-name="ce36" office:value-type="string" calcext:value-type="string">
            <text:p>'16:31:00 20-OCT-14'</text:p>
          </table:table-cell>
          <table:table-cell table:style-name="ce36"/>
          <table:table-cell table:style-name="ce36" office:value-type="string" calcext:value-type="string">
            <text:p>'054_goes_2014-10-20T16:01:00_2014-10-20T17:38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style-name="ce48" office:value-type="float" office:value="58" calcext:value-type="float">
            <text:p>58</text:p>
          </table:table-cell>
          <table:table-cell table:style-name="ce36" office:value-type="float" office:value="0.55" calcext:value-type="float">
            <text:p>0.55</text:p>
          </table:table-cell>
          <table:table-cell table:style-name="ce36" office:value-type="float" office:value="0.28" calcext:value-type="float">
            <text:p>0.28</text:p>
          </table:table-cell>
          <table:table-cell table:style-name="ce36" office:value-type="string" calcext:value-type="string">
            <text:p>'22:46:00 20-OCT-14'</text:p>
          </table:table-cell>
          <table:table-cell table:style-name="ce36" office:value-type="string" calcext:value-type="string">
            <text:p>'22:51:00 20-OCT-14'</text:p>
          </table:table-cell>
          <table:table-cell table:style-name="ce36" office:value-type="string" calcext:value-type="string">
            <text:p>Maybe 2 IMFS</text:p>
          </table:table-cell>
          <table:table-cell table:style-name="ce36" office:value-type="string" calcext:value-type="string">
            <text:p>'058_goes_2014-10-20T22:45:00_2014-10-21T00:28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table:style-name="ce48" office:value-type="float" office:value="68" calcext:value-type="float">
            <text:p>68</text:p>
          </table:table-cell>
          <table:table-cell table:style-name="ce36" office:value-type="float" office:value="0.05" calcext:value-type="float">
            <text:p>0.05</text:p>
          </table:table-cell>
          <table:table-cell table:style-name="ce36" office:value-type="float" office:value="3" calcext:value-type="float">
            <text:p>3</text:p>
          </table:table-cell>
          <table:table-cell table:style-name="ce77" office:value-type="time" office:time-value="PT01H43M10S" calcext:value-type="time">
            <text:p>01:43:10</text:p>
          </table:table-cell>
          <table:table-cell table:style-name="ce36" office:value-type="string" calcext:value-type="string">
            <text:p>'01:46:00 22-OCT-14'</text:p>
          </table:table-cell>
          <table:table-cell table:style-name="ce36" office:value-type="string" calcext:value-type="string">
            <text:p>N</text:p>
          </table:table-cell>
          <table:table-cell table:style-name="ce36" office:value-type="string" calcext:value-type="string">
            <text:p>'068_goes_2014-10-22T01:15:00_2014-10-22T04:44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4">
          <table:table-cell table:style-name="ce48" office:value-type="float" office:value="72" calcext:value-type="float">
            <text:p>72</text:p>
          </table:table-cell>
          <table:table-cell table:style-name="ce36" office:value-type="float" office:value="2.5" calcext:value-type="float">
            <text:p>2.5</text:p>
          </table:table-cell>
          <table:table-cell table:style-name="ce36" office:value-type="float" office:value="0.15" calcext:value-type="float">
            <text:p>0.15</text:p>
          </table:table-cell>
          <table:table-cell table:style-name="ce36" office:value-type="string" calcext:value-type="string">
            <text:p>'14:06:55 22-OCT-14'</text:p>
          </table:table-cell>
          <table:table-cell table:style-name="ce36" office:value-type="string" calcext:value-type="string">
            <text:p>'14:09:30 22-OCT-14'</text:p>
          </table:table-cell>
          <table:table-cell table:style-name="ce36" office:value-type="string" calcext:value-type="string">
            <text:p>Maybe up to 3 QPPS:</text:p>
            <text:p>Comp with chloe</text:p>
          </table:table-cell>
          <table:table-cell table:style-name="ce36" office:value-type="string" calcext:value-type="string">
            <text:p>'072_goes_2014-10-22T14:02:00_2014-10-22T15:50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1015"/>
        </table:table-row>
        <table:table-row table:style-name="ro4">
          <table:table-cell table:style-name="ce48" office:value-type="string" calcext:value-type="string">
            <text:p>72_2</text:p>
          </table:table-cell>
          <table:table-cell table:style-name="ce36" office:value-type="float" office:value="0.25" calcext:value-type="float">
            <text:p>0.25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string" calcext:value-type="string">
            <text:p>'14:15:24 22-OCT-14'</text:p>
          </table:table-cell>
          <table:table-cell table:style-name="ce36" office:value-type="string" calcext:value-type="string">
            <text:p>'14:23:40 22-OCT-14'</text:p>
          </table:table-cell>
          <table:table-cell table:style-name="ce36" office:value-type="string" calcext:value-type="string">
            <text:p>Maybe up to 3 QPPS:</text:p>
            <text:p>Comp with chloe</text:p>
          </table:table-cell>
          <table:table-cell table:style-name="ce36" office:value-type="string" calcext:value-type="string">
            <text:p>'072_goes_2014-10-22T14:02:00_2014-10-22T15:50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**** SAED AS THE 072 SAV FILE BUT WITH A _2.sav at the end!! :) </text:p>
          </table:table-cell>
          <table:table-cell table:style-name="ce36" table:number-columns-repeated="1014"/>
        </table:table-row>
        <table:table-row table:style-name="ro1">
          <table:table-cell table:style-name="ce74" office:value-type="string" calcext:value-type="string">
            <text:p>73_3 FERMI</text:p>
          </table:table-cell>
          <table:table-cell table:style-name="ce76"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8">
          <table:table-cell table:style-name="ce48" office:value-type="float" office:value="85" calcext:value-type="float">
            <text:p>85</text:p>
          </table:table-cell>
          <table:table-cell table:style-name="ce36" office:value-type="float" office:value="0.4" calcext:value-type="float">
            <text:p>0.4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string" calcext:value-type="string">
            <text:p>'21:19:10 24-OCT-14'</text:p>
          </table:table-cell>
          <table:table-cell table:style-name="ce36" office:value-type="string" calcext:value-type="string">
            <text:p>'21:23:40 24-OCT-14'</text:p>
          </table:table-cell>
          <table:table-cell table:style-name="ce36" office:value-type="string" calcext:value-type="string">
            <text:p><text:span text:style-name="T3">2 IMFS: SECONF TIME STEP: </text:span></text:p>
            <text:p><text:span text:style-name="T3">tstart = '21:28:18 24-OCT-14'</text:span></text:p>
            <text:p><text:span text:style-name="T4">tend = '21:33:50 24-OCT-14'</text:span></text:p>
          </table:table-cell>
          <table:table-cell table:style-name="ce36" office:value-type="string" calcext:value-type="string">
            <text:p>'085_goes_2014-10-24T20:46:00_2014-10-25T01:25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9">
          <table:table-cell table:style-name="ce48" office:value-type="float" office:value="92" calcext:value-type="float">
            <text:p>92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string" calcext:value-type="string">
            <text:p>'17:01:50 25-OCT-14'</text:p>
          </table:table-cell>
          <table:table-cell table:style-name="ce36" office:value-type="string" calcext:value-type="string">
            <text:p>'17:06:00 25-OCT-14'</text:p>
          </table:table-cell>
          <table:table-cell table:style-name="ce36" office:value-type="string" calcext:value-type="string">
            <text:p>2 modes for trend</text:p>
            <text:p/>
            <text:p>FOR OTHER OSCILLATION: </text:p>
            <text:p>tstart = '17:01:50 25-OCT-14'</text:p>
            <text:p/>
            <text:p>SF1= 0.1 (2 modes in trend)</text:p>
            <text:p>SF2: 0.35tend = '17:06:00 25-OCT-14'</text:p>
          </table:table-cell>
          <table:table-cell table:style-name="ce36" office:value-type="string" calcext:value-type="string">
            <text:p>'092_goes_2014-10-25T16:35:00_2014-10-25T20:00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table:style-name="ce48" office:value-type="float" office:value="104" calcext:value-type="float">
            <text:p>104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7" calcext:value-type="float">
            <text:p>0.37</text:p>
          </table:table-cell>
          <table:table-cell table:style-name="ce42" office:value-type="date" office:date-value="2014-10-26T18:12:00" calcext:value-type="date">
            <text:p>18:12:00 26-Oct-14</text:p>
          </table:table-cell>
          <table:table-cell table:style-name="ce42" office:value-type="date" office:date-value="2014-10-26T18:15:30" calcext:value-type="date">
            <text:p>18:15:30 26-Oct-14</text:p>
          </table:table-cell>
          <table:table-cell table:style-name="ce36"/>
          <table:table-cell table:style-name="ce36" office:value-type="string" calcext:value-type="string">
            <text:p>'104_goes_2014-10-26T18:08:00_2014-10-26T18:40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style-name="ce48" office:value-type="float" office:value="106" calcext:value-type="float">
            <text:p>106</text:p>
          </table:table-cell>
          <table:table-cell table:style-name="ce36" office:value-type="float" office:value="0.89" calcext:value-type="float">
            <text:p>0.89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string" calcext:value-type="string">
            <text:p>'20:04:00 26-OCT-14'</text:p>
          </table:table-cell>
          <table:table-cell table:style-name="ce36" office:value-type="string" calcext:value-type="string">
            <text:p>'20:09:30 26-OCT-14'</text:p>
          </table:table-cell>
          <table:table-cell table:style-name="ce36" office:value-type="string" calcext:value-type="string">
            <text:p>2 modes in initial trend</text:p>
          </table:table-cell>
          <table:table-cell table:style-name="ce36" office:value-type="string" calcext:value-type="string">
            <text:p><text:s/>'106_goes_2014-10-26T19:54:00_2014-10-26T21:35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table:style-name="ce48" office:value-type="float" office:value="117" calcext:value-type="float">
            <text:p>117</text:p>
          </table:table-cell>
          <table:table-cell table:style-name="ce36" office:value-type="float" office:value="0.45" calcext:value-type="float">
            <text:p>0.45</text:p>
          </table:table-cell>
          <table:table-cell table:style-name="ce36" office:value-type="float" office:value="0.7" calcext:value-type="float">
            <text:p>0.7</text:p>
          </table:table-cell>
          <table:table-cell table:style-name="ce36" office:value-type="string" calcext:value-type="string">
            <text:p>'17:36:00 27-OCT-14'</text:p>
          </table:table-cell>
          <table:table-cell table:style-name="ce36" office:value-type="string" calcext:value-type="string">
            <text:p>'17:37:40 27-OCT-14'</text:p>
          </table:table-cell>
          <table:table-cell table:style-name="ce36"/>
          <table:table-cell table:style-name="ce36" office:value-type="string" calcext:value-type="string">
            <text:p>'117_goes_2014-10-27T17:30:00_2014-10-27T18:20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101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2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2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2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table:style-name="ce48" office:value-type="float" office:value="140" calcext:value-type="float">
            <text:p>140</text:p>
          </table:table-cell>
          <table:table-cell table:style-name="ce36" office:value-type="float" office:value="0.185" calcext:value-type="float">
            <text:p>0.185</text:p>
          </table:table-cell>
          <table:table-cell table:style-name="ce36" office:value-type="float" office:value="0.061" calcext:value-type="float">
            <text:p>0.061</text:p>
          </table:table-cell>
          <table:table-cell table:style-name="ce36" office:value-type="string" calcext:value-type="string">
            <text:p>'01:28:15 30-OCT-14'</text:p>
          </table:table-cell>
          <table:table-cell table:style-name="ce36" office:value-type="string" calcext:value-type="string">
            <text:p>'01:30:50 30-OCT-14'</text:p>
          </table:table-cell>
          <table:table-cell table:style-name="ce36"/>
          <table:table-cell table:style-name="ce36" office:value-type="string" calcext:value-type="string">
            <text:p>'140_goes_2014-10-30T01:20:00_2014-10-30T03:40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1015"/>
        </table:table-row>
        <table:table-row table:style-name="ro1">
          <table:table-cell table:style-name="ce48" office:value-type="float" office:value="141" calcext:value-type="float">
            <text:p>141</text:p>
          </table:table-cell>
          <table:table-cell table:style-name="ce36" office:value-type="float" office:value="0.05" calcext:value-type="float">
            <text:p>0.05</text:p>
          </table:table-cell>
          <table:table-cell table:style-name="ce36" office:value-type="float" office:value="0.412" calcext:value-type="float">
            <text:p>0.412</text:p>
          </table:table-cell>
          <table:table-cell table:style-name="ce36" office:value-type="string" calcext:value-type="string">
            <text:p>'04:23:52 30-OCT-14'</text:p>
          </table:table-cell>
          <table:table-cell table:style-name="ce36" office:value-type="string" calcext:value-type="string">
            <text:p>'04:27:55 30-OCT-14'</text:p>
          </table:table-cell>
          <table:table-cell table:style-name="ce36"/>
          <table:table-cell table:style-name="ce36" office:value-type="string" calcext:value-type="string">
            <text:p>'141_goes_2014-10-30T04:18:00_2014-10-30T05:15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1015"/>
        </table:table-row>
        <table:table-row table:style-name="ro1">
          <table:table-cell table:style-name="ce48" office:value-type="float" office:value="142" calcext:value-type="float">
            <text:p>142</text:p>
          </table:table-cell>
          <table:table-cell table:style-name="ce36" office:value-type="float" office:value="0.14" calcext:value-type="float">
            <text:p>0.14</text:p>
          </table:table-cell>
          <table:table-cell table:style-name="ce36" office:value-type="float" office:value="0.05" calcext:value-type="float">
            <text:p>0.05</text:p>
          </table:table-cell>
          <table:table-cell table:style-name="ce36" office:value-type="string" calcext:value-type="string">
            <text:p>'05:43:45 30-OCT-14'</text:p>
          </table:table-cell>
          <table:table-cell table:style-name="ce36" office:value-type="string" calcext:value-type="string">
            <text:p>'05:45:30 30-OCT-14'</text:p>
          </table:table-cell>
          <table:table-cell table:style-name="ce36"/>
          <table:table-cell table:style-name="ce36" office:value-type="string" calcext:value-type="string">
            <text:p>'142_goes_2014-10-30T05:42:00_2014-10-30T05:53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1015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02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23"/>
        </table:table-row>
        <table:table-row table:style-name="ro4">
          <table:table-cell table:style-name="ce48" office:value-type="float" office:value="152" calcext:value-type="float">
            <text:p>152</text:p>
          </table:table-cell>
          <table:table-cell table:style-name="ce36" office:value-type="float" office:value="0.05" calcext:value-type="float">
            <text:p>0.05</text:p>
          </table:table-cell>
          <table:table-cell table:style-name="ce36" office:value-type="float" office:value="0.167" calcext:value-type="float">
            <text:p>0.167</text:p>
          </table:table-cell>
          <table:table-cell table:style-name="ce36" office:value-type="string" calcext:value-type="string">
            <text:p>'11:54:00 15-NOV-14'</text:p>
          </table:table-cell>
          <table:table-cell table:style-name="ce36" office:value-type="string" calcext:value-type="string">
            <text:p>'12:04:10 15-NOV-14'</text:p>
          </table:table-cell>
          <table:table-cell table:style-name="ce36" office:value-type="string" calcext:value-type="string">
            <text:p>SEEN IN BOTH GOES</text:p>
            <text:p> CHANNELS (same times)</text:p>
          </table:table-cell>
          <table:table-cell table:style-name="ce36" office:value-type="string" calcext:value-type="string">
            <text:p>'152_goes_2014-11-15T11:47:00_2014-11-15T13:20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string" calcext:value-type="string">
            <text:p>3 &amp; 4</text:p>
          </table:table-cell>
          <table:table-cell table:style-name="ce36" table:number-columns-repeated="1015"/>
        </table:table-row>
        <table:table-row table:style-name="ro1">
          <table:table-cell table:style-name="ce48" office:value-type="float" office:value="153" calcext:value-type="float">
            <text:p>153</text:p>
          </table:table-cell>
          <table:table-cell table:style-name="ce36" office:value-type="float" office:value="0.05" calcext:value-type="float">
            <text:p>0.05</text:p>
          </table:table-cell>
          <table:table-cell table:style-name="ce36" office:value-type="float" office:value="0.705" calcext:value-type="float">
            <text:p>0.705</text:p>
          </table:table-cell>
          <table:table-cell table:style-name="ce36" office:value-type="string" calcext:value-type="string">
            <text:p>'20:42:20 15-NOV-14'</text:p>
          </table:table-cell>
          <table:table-cell table:style-name="ce36" office:value-type="string" calcext:value-type="string">
            <text:p>'20:49:10 15-NOV-14'</text:p>
          </table:table-cell>
          <table:table-cell table:style-name="ce36"/>
          <table:table-cell table:style-name="ce36" office:value-type="string" calcext:value-type="string">
            <text:p>'153_goes_2014-11-15T20:41:00_2014-11-15T21:55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1015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table:style-name="ce48" office:value-type="float" office:value="161" calcext:value-type="float">
            <text:p>161</text:p>
          </table:table-cell>
          <table:table-cell table:style-name="ce36" office:value-type="float" office:value="0.05" calcext:value-type="float">
            <text:p>0.05</text:p>
          </table:table-cell>
          <table:table-cell table:style-name="ce36" office:value-type="float" office:value="0.01" calcext:value-type="float">
            <text:p>0.01</text:p>
          </table:table-cell>
          <table:table-cell table:style-name="ce36" office:value-type="string" calcext:value-type="string">
            <text:p>'17:41:20 16-NOV-14'</text:p>
          </table:table-cell>
          <table:table-cell table:style-name="ce36" office:value-type="string" calcext:value-type="string">
            <text:p>'17:45:30 16-NOV-14'</text:p>
          </table:table-cell>
          <table:table-cell table:style-name="ce36"/>
          <table:table-cell table:style-name="ce36" office:value-type="string" calcext:value-type="string">
            <text:p>'161_goes_2014-11-16T17:35:00_2014-11-16T19:17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1015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table:style-name="ce48" office:value-type="float" office:value="177" calcext:value-type="float">
            <text:p>177</text:p>
          </table:table-cell>
          <table:table-cell table:style-name="ce36" office:value-type="float" office:value="0.3" calcext:value-type="float">
            <text:p>0.3</text:p>
          </table:table-cell>
          <table:table-cell table:style-name="ce36" office:value-type="float" office:value="0.05" calcext:value-type="float">
            <text:p>0.05</text:p>
          </table:table-cell>
          <table:table-cell table:style-name="ce36" office:value-type="string" calcext:value-type="string">
            <text:p>'06:02:20 22-NOV-14'</text:p>
          </table:table-cell>
          <table:table-cell table:style-name="ce36" office:value-type="string" calcext:value-type="string">
            <text:p>'06:03:45 22-NOV-14'</text:p>
          </table:table-cell>
          <table:table-cell table:style-name="ce36"/>
          <table:table-cell table:style-name="ce36" office:value-type="string" calcext:value-type="string">
            <text:p>'177_goes_2014-11-22T05:58:00_2014-11-22T06:34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string" calcext:value-type="string">
            <text:p>3&amp;4</text:p>
          </table:table-cell>
          <table:table-cell table:style-name="ce36" table:number-columns-repeated="1015"/>
        </table:table-row>
        <table:table-row table:style-name="ro1">
          <table:table-cell table:style-name="ce48" office:value-type="string" calcext:value-type="string">
            <text:p>177_2</text:p>
          </table:table-cell>
          <table:table-cell table:style-name="ce36" office:value-type="float" office:value="0.3" calcext:value-type="float">
            <text:p>0.3</text:p>
          </table:table-cell>
          <table:table-cell table:style-name="ce36" office:value-type="float" office:value="0.05" calcext:value-type="float">
            <text:p>0.05</text:p>
          </table:table-cell>
          <table:table-cell table:style-name="ce36" office:value-type="string" calcext:value-type="string">
            <text:p>'06:02:20 22-NOV-14'</text:p>
          </table:table-cell>
          <table:table-cell table:style-name="ce36" office:value-type="string" calcext:value-type="string">
            <text:p>'06:03:45 22-NOV-14'</text:p>
          </table:table-cell>
          <table:table-cell table:style-name="ce36"/>
          <table:table-cell table:style-name="ce36" office:value-type="string" calcext:value-type="string">
            <text:p>'177_goes_2014-11-22T05:58:00_2014-11-22T06:34:00.dat'</text:p>
          </table:table-cell>
          <table:table-cell table:style-name="ce36" office:value-type="string" calcext:value-type="string">
            <text:p>GOES</text:p>
          </table:table-cell>
          <table:table-cell table:style-name="ce36" office:value-type="string" calcext:value-type="string">
            <text:p>3&amp;4</text:p>
          </table:table-cell>
          <table:table-cell table:style-name="ce36" table:number-columns-repeated="1015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23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3" number:grouping="true"/>
    </number:number-style>
    <number:date-style style:name="N112"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  <number:text>-</number:text>
      <number:month number:style="long"/>
      <number:text>-</number:text>
      <number:day number:style="long"/>
    </number:date-style>
    <number:number-style style:name="N113">
      <number:number number:decimal-places="1" loext:min-decimal-places="1" number:min-integer-digits="1"/>
    </number:number-style>
    <number:date-style style:name="N114" number:title="IDL utplot Format">
      <number:hours number:style="long"/>
      <number:text>:</number:text>
      <number:minutes number:style="long"/>
      <number:text>:</number:text>
      <number:seconds number:style="long"/>
      <number:text> </number:text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0/00/0000</text:date>, <text:time style:data-style-name="N2" text:time-value="16:56:02.576203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4:58:04.444467985</meta:creation-date>
    <dc:date>2019-01-07T17:31:22.927165237</dc:date>
    <meta:editing-duration>P2DT8H2M31S</meta:editing-duration>
    <meta:editing-cycles>146</meta:editing-cycles>
    <meta:generator>LibreOffice/5.3.6.1$Linux_X86_64 LibreOffice_project/30$Build-1</meta:generator>
    <meta:document-statistic meta:table-count="3" meta:cell-count="1465" meta:object-count="0"/>
  </office:meta>
</office:document-meta>
</file>